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officeooo:rsid="003acf67" officeooo:paragraph-rsid="003acf67"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568b" officeooo:paragraph-rsid="003e568b"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8f64"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d5ef"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2a863"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6a68b"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36a3"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642e"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c42a2"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de0c9"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5d1d1d"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490dc"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926bc"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f4ccd" officeooo:paragraph-rsid="003f4ccd"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8f64" officeooo:paragraph-rsid="00418f64"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2a863" officeooo:paragraph-rsid="0042a863"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13bd" officeooo:paragraph-rsid="004613bd"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a68b" officeooo:paragraph-rsid="0046a68b"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9186" officeooo:paragraph-rsid="00529186"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e739" officeooo:paragraph-rsid="0056a77d"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992c" officeooo:paragraph-rsid="0057992c"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ceb31" officeooo:paragraph-rsid="005ceb31"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490dc" officeooo:paragraph-rsid="006490dc"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926bc" officeooo:paragraph-rsid="006926bc"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10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0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1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fo:color="#0000ff"/>
    </style:style>
    <style:style style:name="P11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16" style:family="paragraph" style:parent-style-name="Text_20_body">
      <style:paragraph-properties fo:margin-left="0in" fo:margin-right="0in" fo:text-align="end" style:justify-single-word="false" fo:text-indent="0.1965in" style:auto-text-indent="false"/>
    </style:style>
    <style:style style:name="P11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1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2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officeooo:paragraph-rsid="003ac160" style:font-style-asian="italic" style:font-style-complex="italic"/>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3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3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36" style:family="paragraph" style:parent-style-name="Text_20_body">
      <style:paragraph-properties fo:text-align="justify" style:justify-single-word="false"/>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loext:graphic-properties draw:fill="solid" draw:fill-color="#eeeeee" draw:opacity="100%"/>
      <style:paragraph-properties fo:background-color="#eeeeee"/>
      <style:text-properties fo:language="ru" fo:country="RU"/>
    </style:style>
    <style:style style:name="P14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41" style:family="paragraph" style:parent-style-name="Text_20_body">
      <style:text-properties fo:language="en" fo:country="US"/>
    </style:style>
    <style:style style:name="P142" style:family="paragraph" style:parent-style-name="Text_20_body">
      <loext:graphic-properties draw:fill="solid" draw:fill-color="#eeeeee" draw:opacity="100%"/>
      <style:paragraph-properties fo:background-color="#eeeeee"/>
    </style:style>
    <style:style style:name="P143" style:family="paragraph" style:parent-style-name="First_20_line_20_indent">
      <loext:graphic-properties draw:fill="solid" draw:fill-color="#eeeeee" draw:opacity="100%"/>
      <style:paragraph-properties fo:background-color="#eeeeee"/>
      <style:text-properties fo:language="ru" fo:country="RU"/>
    </style:style>
    <style:style style:name="P14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fo:color="#800000"/>
    </style:style>
    <style:style style:name="P14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8" style:family="paragraph" style:parent-style-name="Text_20_body">
      <style:paragraph-properties fo:margin-left="0in" fo:margin-right="0in" fo:text-align="center" style:justify-single-word="false" fo:text-indent="0in" style:auto-text-indent="false"/>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60" style:family="paragraph" style:parent-style-name="Footnote">
      <style:paragraph-properties fo:margin-left="0in" fo:margin-right="0in" fo:text-indent="0in" style:auto-text-indent="false"/>
      <style:text-properties fo:language="en" fo:country="US"/>
    </style:style>
    <style:style style:name="P161" style:family="paragraph" style:parent-style-name="Footnote">
      <style:text-properties fo:language="en" fo:country="US"/>
    </style:style>
    <style:style style:name="P162" style:family="paragraph" style:parent-style-name="Footnote">
      <style:text-properties fo:language="ru" fo:country="RU"/>
    </style:style>
    <style:style style:name="P163" style:family="paragraph" style:parent-style-name="Footnote">
      <style:text-properties style:use-window-font-color="true" fo:language="ru" fo:country="RU"/>
    </style:style>
    <style:style style:name="P16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6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6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7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72" style:family="paragraph" style:parent-style-name="Standard">
      <style:text-properties fo:font-style="italic" style:font-style-asian="italic" style:font-style-complex="italic"/>
    </style:style>
    <style:style style:name="P17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74" style:family="paragraph" style:parent-style-name="Heading_20_2">
      <style:text-properties fo:language="en" fo:country="US"/>
    </style:style>
    <style:style style:name="P175" style:family="paragraph" style:parent-style-name="Heading_20_2">
      <style:text-properties fo:language="ru" fo:country="RU"/>
    </style:style>
    <style:style style:name="P176" style:family="paragraph" style:parent-style-name="Heading_20_2">
      <loext:graphic-properties draw:fill="solid" draw:fill-color="#eeeeee" draw:opacity="100%"/>
      <style:paragraph-properties fo:background-color="#eeeeee"/>
      <style:text-properties fo:language="ru" fo:country="RU"/>
    </style:style>
    <style:style style:name="P177" style:family="paragraph" style:parent-style-name="Heading_20_2">
      <loext:graphic-properties draw:fill="solid" draw:fill-color="#eeeeee" draw:opacity="100%"/>
      <style:paragraph-properties fo:background-color="#eeeeee"/>
    </style:style>
    <style:style style:name="P178" style:family="paragraph" style:parent-style-name="Heading_20_1">
      <loext:graphic-properties draw:fill="solid" draw:fill-color="#eeeeee" draw:opacity="100%"/>
      <style:paragraph-properties fo:background-color="#eeeee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Text_20_body" style:list-style-name="L1">
      <style:paragraph-properties fo:text-align="justify" style:justify-single-word="false"/>
    </style:style>
    <style:style style:name="P181" style:family="paragraph" style:parent-style-name="Text_20_body" style:list-style-name="L1">
      <style:paragraph-properties fo:text-align="justify" style:justify-single-word="false"/>
      <style:text-properties fo:language="ru" fo:country="RU"/>
    </style:style>
    <style:style style:name="P182" style:family="paragraph" style:parent-style-name="Text_20_body" style:list-style-name="L2">
      <style:paragraph-properties fo:text-align="justify" style:justify-single-word="false"/>
      <style:text-properties fo:language="ru" fo:country="RU"/>
    </style:style>
    <style:style style:name="P18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84" style:family="paragraph" style:parent-style-name="Text_20_body" style:list-style-name="L3">
      <style:text-properties fo:language="ru" fo:country="RU"/>
    </style:style>
    <style:style style:name="P185" style:family="paragraph" style:parent-style-name="Text_20_body" style:list-style-name="L3">
      <style:text-properties fo:language="ru" fo:country="RU" fo:background-color="#ffff00"/>
    </style:style>
    <style:style style:name="P18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38cd" officeooo:paragraph-rsid="0056a77d" fo:background-color="transparent" style:font-style-asian="normal" style:font-weight-asian="normal" style:font-style-complex="normal" style:font-weight-complex="normal"/>
    </style:style>
    <style:style style:name="P1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10300" fo:background-color="transparent" style:font-style-asian="normal" style:font-weight-asian="normal" style:font-style-complex="normal" style:font-weight-complex="normal"/>
    </style:style>
    <style:style style:name="P1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51950" fo:background-color="transparent" style:font-style-asian="normal" style:font-weight-asian="normal" style:font-style-complex="normal" style:font-weight-complex="normal"/>
    </style:style>
    <style:style style:name="P1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caddc" fo:background-color="transparent" style:font-style-asian="normal" style:font-weight-asian="normal" style:font-style-complex="normal" style:font-weight-complex="normal"/>
    </style:style>
    <style:style style:name="P1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1099e" fo:background-color="transparent" style:font-style-asian="normal" style:font-weight-asian="normal" style:font-style-complex="normal" style:font-weight-complex="normal"/>
    </style:style>
    <style:style style:name="P1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7c66b3" officeooo:paragraph-rsid="007c66b3" fo:background-color="transparent" style:font-style-asian="normal" style:font-weight-asian="normal" style:font-style-complex="normal" style:font-weight-complex="normal"/>
    </style:style>
    <style:style style:name="P1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0d1d5" officeooo:paragraph-rsid="0080d1d5" fo:background-color="transparent" style:font-style-asian="normal" style:font-weight-asian="normal" style:font-style-complex="normal" style:font-weight-complex="normal"/>
    </style:style>
    <style:style style:name="P19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9c46" officeooo:paragraph-rsid="006490dc" fo:background-color="transparent" style:font-style-asian="normal" style:font-weight-asian="normal" style:font-style-complex="normal" style:font-weight-complex="normal"/>
    </style:style>
    <style:style style:name="P19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9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language="en" fo:country="US" officeooo:rsid="00236bb3"/>
    </style:style>
    <style:style style:name="T18" style:family="text">
      <style:text-properties fo:language="en" fo:country="US" officeooo:rsid="003009a3"/>
    </style:style>
    <style:style style:name="T19" style:family="text">
      <style:text-properties fo:language="en" fo:country="US" officeooo:rsid="0040fcd8"/>
    </style:style>
    <style:style style:name="T20" style:family="text">
      <style:text-properties fo:language="en" fo:country="US" officeooo:rsid="00418f64"/>
    </style:style>
    <style:style style:name="T21" style:family="text">
      <style:text-properties fo:language="en" fo:country="US" officeooo:rsid="007271ca"/>
    </style:style>
    <style:style style:name="T22" style:family="text">
      <style:text-properties fo:language="en" fo:country="US" officeooo:rsid="007caddc"/>
    </style:style>
    <style:style style:name="T23" style:family="text">
      <style:text-properties fo:color="#ff3333"/>
    </style:style>
    <style:style style:name="T24" style:family="text">
      <style:text-properties fo:color="#ff3333" fo:language="ru" fo:country="RU"/>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6666ff" fo:language="ru" fo:country="RU"/>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style:font-style-asian="normal" style:font-style-complex="normal"/>
    </style:style>
    <style:style style:name="T32" style:family="text">
      <style:text-properties fo:color="#800000" fo:language="en" fo:country="US"/>
    </style:style>
    <style:style style:name="T33" style:family="text">
      <style:text-properties fo:color="#800000" officeooo:rsid="001e7bee"/>
    </style:style>
    <style:style style:name="T34" style:family="text">
      <style:text-properties fo:color="#800000" officeooo:rsid="0034550f"/>
    </style:style>
    <style:style style:name="T35" style:family="text">
      <style:text-properties fo:color="#800000" officeooo:rsid="0039d284"/>
    </style:style>
    <style:style style:name="T36" style:family="text">
      <style:text-properties fo:color="#800000" officeooo:rsid="00619b68"/>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font-weight="normal" style:font-style-asian="italic" style:font-weight-asian="normal" style:font-style-complex="italic" style:font-weight-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background-color="transparent" loext:char-shading-value="0"/>
    </style:style>
    <style:style style:name="T50" style:family="text">
      <style:text-properties style:use-window-font-color="true" fo:language="en" fo:country="US"/>
    </style:style>
    <style:style style:name="T51" style:family="text">
      <style:text-properties style:use-window-font-color="true" fo:language="en" fo:country="US" fo:font-style="normal" style:font-style-asian="normal" style:font-style-complex="normal"/>
    </style:style>
    <style:style style:name="T52" style:family="text">
      <style:text-properties style:use-window-font-color="true" fo:language="en" fo:country="US" fo:font-style="normal" fo:background-color="transparent" loext:char-shading-value="0" style:font-style-asian="normal" style:font-style-complex="normal"/>
    </style:style>
    <style:style style:name="T53" style:family="text">
      <style:text-properties style:use-window-font-color="true" fo:language="en" fo:country="US" fo:font-style="normal" fo:font-weight="normal" style:font-style-asian="normal" style:font-weight-asian="normal" style:font-style-complex="normal" style:font-weight-complex="normal"/>
    </style:style>
    <style:style style:name="T5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en" fo:country="US" fo:font-weight="normal" style:font-weight-asian="normal" style:font-weight-complex="normal"/>
    </style:style>
    <style:style style:name="T56" style:family="text">
      <style:text-properties style:use-window-font-color="true" fo:font-style="normal"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3333ff"/>
    </style:style>
    <style:style style:name="T66" style:family="text">
      <style:text-properties fo:color="#3333ff" fo:language="en" fo:country="US"/>
    </style:style>
    <style:style style:name="T67" style:family="text">
      <style:text-properties fo:color="#3333ff" officeooo:rsid="003ac160"/>
    </style:style>
    <style:style style:name="T68" style:family="text">
      <style:text-properties fo:font-style="normal"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officeooo:rsid="0010b673"/>
    </style:style>
    <style:style style:name="T83" style:family="text">
      <style:text-properties officeooo:rsid="00130e54"/>
    </style:style>
    <style:style style:name="T84" style:family="text">
      <style:text-properties officeooo:rsid="0022b72d"/>
    </style:style>
    <style:style style:name="T85" style:family="text">
      <style:text-properties officeooo:rsid="00236bb3"/>
    </style:style>
    <style:style style:name="T86" style:family="text">
      <style:text-properties officeooo:rsid="00250960"/>
    </style:style>
    <style:style style:name="T87" style:family="text">
      <style:text-properties officeooo:rsid="002b0673"/>
    </style:style>
    <style:style style:name="T88" style:family="text">
      <style:text-properties officeooo:rsid="0017b09a"/>
    </style:style>
    <style:style style:name="T89" style:family="text">
      <style:text-properties officeooo:rsid="002c7baf"/>
    </style:style>
    <style:style style:name="T90" style:family="text">
      <style:text-properties officeooo:rsid="002c8e81"/>
    </style:style>
    <style:style style:name="T91" style:family="text">
      <style:text-properties officeooo:rsid="002d72c8"/>
    </style:style>
    <style:style style:name="T92" style:family="text">
      <style:text-properties officeooo:rsid="003009a3"/>
    </style:style>
    <style:style style:name="T93" style:family="text">
      <style:text-properties officeooo:rsid="003520c3"/>
    </style:style>
    <style:style style:name="T94" style:family="text">
      <style:text-properties officeooo:rsid="003ac160"/>
    </style:style>
    <style:style style:name="T95" style:family="text">
      <style:text-properties officeooo:rsid="0040fcd8"/>
    </style:style>
    <style:style style:name="T96" style:family="text">
      <style:text-properties officeooo:rsid="00418f64"/>
    </style:style>
    <style:style style:name="T97" style:family="text">
      <style:text-properties officeooo:rsid="0041d5ef"/>
    </style:style>
    <style:style style:name="T98" style:family="text">
      <style:text-properties officeooo:rsid="0042a863"/>
    </style:style>
    <style:style style:name="T99" style:family="text">
      <style:text-properties officeooo:rsid="0046a68b"/>
    </style:style>
    <style:style style:name="T100" style:family="text">
      <style:text-properties officeooo:rsid="004944c4"/>
    </style:style>
    <style:style style:name="T101" style:family="text">
      <style:text-properties officeooo:rsid="004a36a3"/>
    </style:style>
    <style:style style:name="T102" style:family="text">
      <style:text-properties officeooo:rsid="004a642e"/>
    </style:style>
    <style:style style:name="T103" style:family="text">
      <style:text-properties officeooo:rsid="004c42a2"/>
    </style:style>
    <style:style style:name="T104" style:family="text">
      <style:text-properties officeooo:rsid="0050f239"/>
    </style:style>
    <style:style style:name="T105" style:family="text">
      <style:text-properties officeooo:rsid="005238cd"/>
    </style:style>
    <style:style style:name="T106" style:family="text">
      <style:text-properties officeooo:rsid="0054b1fd"/>
    </style:style>
    <style:style style:name="T107" style:family="text">
      <style:text-properties officeooo:rsid="00585850"/>
    </style:style>
    <style:style style:name="T108" style:family="text">
      <style:text-properties officeooo:rsid="005b6605"/>
    </style:style>
    <style:style style:name="T109" style:family="text">
      <style:text-properties officeooo:rsid="005d1d1d"/>
    </style:style>
    <style:style style:name="T110" style:family="text">
      <style:text-properties officeooo:rsid="006490dc"/>
    </style:style>
    <style:style style:name="T111" style:family="text">
      <style:text-properties officeooo:rsid="006926bc"/>
    </style:style>
    <style:style style:name="T112" style:family="text">
      <style:text-properties officeooo:rsid="006ff39a"/>
    </style:style>
    <style:style style:name="T113" style:family="text">
      <style:text-properties officeooo:rsid="007271ca"/>
    </style:style>
    <style:style style:name="T114" style:family="text">
      <style:text-properties officeooo:rsid="0073867b"/>
    </style:style>
    <style:style style:name="T115" style:family="text">
      <style:text-properties officeooo:rsid="0077144a"/>
    </style:style>
    <style:style style:name="T116" style:family="text">
      <style:text-properties officeooo:rsid="007caddc"/>
    </style:style>
    <style:style style:name="T117" style:family="text">
      <style:text-properties officeooo:rsid="007f6138"/>
    </style:style>
    <style:style style:name="T118" style:family="text">
      <style:text-properties officeooo:rsid="008109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9">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38">Обмен ( <text:a xlink:type="simple" xlink:href="https://darkpony.ru/obmen/" text:style-name="Internet_20_link" text:visited-style-name="Visited_20_Internet_20_Link">https://darkpony.ru/obmen/</text:a> )</text:p>
      <text:p text:style-name="P141">Fallout Equestria</text:p>
      <text:p text:style-name="P13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84994432942620048" text:style-name="L1">
        <text:list-item>
          <text:p text:style-name="P180">добавить детектив <text:span text:style-name="T1">(реализовано)</text:span>+ магические уроки/трактаты Старсвирла (реализовано)</text:p>
        </text:list-item>
        <text:list-item>
          <text:p text:style-name="P181">Терра несколько раз пытается убить Макса (один раз — в аквапарке). Несколько раз Макса спасает Селестия (даёт приказы Нексусу)</text:p>
        </text:list-item>
        <text:list-item>
          <text:p text:style-name="P181">Книги:</text:p>
        </text:list-item>
      </text:list>
      <text:list xml:id="list1438952087956747239" text:style-name="L2">
        <text:list-item>
          <text:p text:style-name="P182">«Великие грифоны прошлого» - из канона (5<text:span text:style-name="T10">s8e)</text:span></text:p>
        </text:list-item>
        <text:list-item>
          <text:p text:style-name="P182">«Высшие заклинания в повседневном использовании: от песчинки до дворца»</text:p>
        </text:list-item>
        <text:list-item>
          <text:p text:style-name="P183">«Малоизвестные аспекты магии трансформаций»</text:p>
        </text:list-item>
        <text:list-item>
          <text:p text:style-name="P18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82">Дасти Вейфарер «Зебрианская культура, быт и фольклор»</text:p>
        </text:list-item>
        <text:list-item>
          <text:p text:style-name="P182">«Краткая история Эквестрии»</text:p>
        </text:list-item>
        <text:list-item>
          <text:p text:style-name="P182">«Шедевры архитектуры Эквестрии» с разделом о Кантерлотском Королевском Дворце</text:p>
        </text:list-item>
        <text:list-item>
          <text:p text:style-name="P182">«Великие дела и великие чары». Страница 893: …</text:p>
        </text:list-item>
        <text:list-item>
          <text:p text:style-name="P182">«Природа Проклятий» - обмен</text:p>
        </text:list-item>
        <text:list-item>
          <text:p text:style-name="P182"><text:span text:style-name="T71">«Магия для Чайников»</text:span> - обмен</text:p>
        </text:list-item>
        <text:list-item>
          <text:p text:style-name="P182">«Энциклопедия Арканум» - обмен</text:p>
        </text:list-item>
        <text:list-item>
          <text:p text:style-name="P182">«О Гейсах» - обмен</text:p>
        </text:list-item>
        <text:list-item>
          <text:p text:style-name="P182"><text:soft-page-break/>«<text:span text:style-name="T71">Тайны Тайных Наук</text:span>» - обмен</text:p>
        </text:list-item>
        <text:list-item>
          <text:p text:style-name="P183">«Основы Заклятий» - обмен</text:p>
        </text:list-item>
        <text:list-item>
          <text:p text:style-name="P182">«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120054935480039205" text:style-name="L3">
        <text:list-item>
          <text:p text:style-name="P18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8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85">Селестия — переменчивая пони. В одно время не строгая, а в другое может быть такой, что страшно становится</text:p>
        </text:list-item>
        <text:list-item>
          <text:p text:style-name="P184">У Селестии были такие элементы гармонии: Магия, Доброта, Смех. У Луны — Верность, Честность, Щедрость. (ксенофазия)</text:p>
        </text:list-item>
        <text:list-item>
          <text:p text:style-name="P18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84">Около 820-ти лет назад будущий маг Лайтнинг Стар поступил на обучение к наставнику Тииспоту</text:p>
        </text:list-item>
        <text:list-item>
          <text:p text:style-name="P18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8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8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84">У Селестии грива и хвост развеваются и переливаются от магического шампуня</text:p>
        </text:list-item>
        <text:list-item>
          <text:p text:style-name="P184">Тело Селестии очень крепкое — может выдержать несколько тонн земли</text:p>
        </text:list-item>
        <text:list-item>
          <text:p text:style-name="P184">Дискорд намного старше принцесс, его магия сильнее ихней на голову</text:p>
        </text:list-item>
        <text:list-item>
          <text:p text:style-name="P184">Луна младше Селестии на 3 года. Сёстрам около 5000 лет. По другим данным, Селестии около 2500 лет (Обмен).</text:p>
        </text:list-item>
        <text:list-item>
          <text:p text:style-name="P184">Принцессы начали войну с Дискордом в возрасте, когда им было около 700 лет — и продолжалась война почти сто лет</text:p>
        </text:list-item>
        <text:list-item>
          <text:p text:style-name="P184">Самый главный враг сестёр и Дискорда — скука</text:p>
        </text:list-item>
        <text:list-item>
          <text:p text:style-name="P184">В Эквестрии на одного жеребца приходится четыре - пять кобыл</text:p>
        </text:list-item>
        <text:list-item>
          <text:p text:style-name="P18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84">Селестия в первые полторы тысячи лет путешествовала — и заварила несколько войн (две — с Эквестрией, в одной была против Луны)</text:p>
        </text:list-item>
        <text:list-item>
          <text:p text:style-name="P184">Настоящий цвет гривы Селестии — клубнично-розовая. Радужный цвет гривы и хвоста поддерживается магией</text:p>
        </text:list-item>
        <text:list-item>
          <text:p text:style-name="P184"><text:soft-page-break/>Кроме Дискорда, старше сестёр ещё старейшина драконов</text:p>
        </text:list-item>
        <text:list-item>
          <text:p text:style-name="P184">Кэйденс не прожила и 60-ти лет и является низкорожденной</text:p>
        </text:list-item>
        <text:list-item>
          <text:p text:style-name="P18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84">Народ тихо фигел от нововведений и с ещё большим ожесточением продолжал делать по-своему</text:p>
        </text:list-item>
        <text:list-item>
          <text:p text:style-name="P18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8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84">Когда пони женятся, они обмениваются ножными браслетами</text:p>
        </text:list-item>
        <text:list-item>
          <text:p text:style-name="P184">Светилами, кроме сестёр, могут управлять единороги (группы), Дискорд, Твайлайт и Старсвирл</text:p>
        </text:list-item>
        <text:list-item>
          <text:p text:style-name="P184">Королева Кризалис — правительница Зелёной Долины</text:p>
        </text:list-item>
        <text:list-item>
          <text:p text:style-name="P184">Мать Луны и Селестии — аликорн Лорен. Мать Дискорда — Алиса (пони-человек)</text:p>
        </text:list-item>
        <text:list-item>
          <text:p text:style-name="P18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6">Искусственный интеллект. Создан Владом и Максом. Разработан для управления корпорациями.</text:p>
      <text:h text:style-name="Heading_20_3" text:outline-level="3">Норф</text:h>
      <text:p text:style-name="P13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3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3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5">Единорог. Холост, молод, мечтателен. Живёт в Кантерлоте. В свободное время рисует облака.</text:p>
      <text:h text:style-name="Heading_20_3" text:outline-level="3">Алекс</text:h>
      <text:p text:style-name="P145">Менеджер проектов, над одним из которых (Нексус) работает Макс.</text:p>
      <text:h text:style-name="Heading_20_3" text:outline-level="3"><text:soft-page-break/>Ростик</text:h>
      <text:p text:style-name="P145">Лидер команды тестировщиков</text:p>
      <text:h text:style-name="Heading_20_3" text:outline-level="3">Стас</text:h>
      <text:p text:style-name="P145">Программист-новичок в команде Макса.</text:p>
      <text:h text:style-name="Heading_20_3" text:outline-level="3">Рома</text:h>
      <text:p text:style-name="P145">Программист в команде UI-программистов</text:p>
      <text:h text:style-name="Heading_20_3" text:outline-level="3">Анджела</text:h>
      <text:p text:style-name="P145">Сисадмин. Флиртует с Максом.</text:p>
      <text:p text:style-name="P145"/>
      <text:h text:style-name="Heading_20_2" text:outline-level="2">Положения</text:h>
      <text:p text:style-name="P14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4"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14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6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6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0">RnD-</text:span><text:span text:style-name="T1">зоны</text:span><text:span text:style-name="T1"><text:note text:id="ftn3" text:note-class="footnote"><text:note-citation>3</text:note-citation><text:note-body><text:p text:style-name="P16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30">Добавить сцену со Стасом</text:span>&gt;</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8">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108"><text:span text:style-name="T10">&gt;\</text:span>Привет, Н<text:span text:style-name="T1">эш.</text:span> Это Макс.</text:p>
      <text:p text:style-name="P108"><text:span text:style-name="T10">&lt;\</text:span>Привет Макс. <text:span text:style-name="T1">Рад тебя видеть. Где ты отсутствовал три дня?</text:span></text:p>
      <text:p text:style-name="P108"><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text:soft-page-break/></text:p>
      <text:p text:style-name="P48">Так, что тут у нас? По логам видно, что <text:s/>три последних запроса вызвали сбои в работе кластера и заставили перегрузиться один из хостов.</text:p>
      <text:p text:style-name="P48">Введём-ка парочку <text:span text:style-name="T1">простейших</text:span> вопросов <text:span text:style-name="T1">для разминки</text:span>.</text:p>
      <text:p text:style-name="P48"/>
      <text:p text:style-name="P108"><text:span text:style-name="T10">&gt;\</text:span>Как называется наш проект?</text:p>
      <text:p text:style-name="P108"><text:span text:style-name="T10">&lt;\</text:span>Дайсон.</text:p>
      <text:p text:style-name="P108"><text:span text:style-name="T10">&gt;\</text:span>Сколько тебе лет?</text:p>
      <text:p text:style-name="P108"><text:span text:style-name="T10">&lt;\</text:span>Два года с начала запуска кластера.</text:p>
      <text:p text:style-name="P108"><text:span text:style-name="T10">&gt;\</text:span>Какой сейчас год?</text:p>
      <text:p text:style-name="P108"><text:span text:style-name="T10">&gt;\</text:span>202<text:span text:style-name="T1">1</text:span>-й.</text:p>
      <text:p text:style-name="P27"/>
      <text:p text:style-name="P48">Так, на закрытые словарные вопросы ответы есть <text:span text:style-name="T1">—</text:span> значит, речевой транслятор и база знаний в порядке.</text:p>
      <text:p text:style-name="P48">Проверим бизнес-логику на тестовой задачке.</text:p>
      <text:p text:style-name="P47"/>
      <text:p text:style-name="P108"><text:span text:style-name="T10">&gt;\</text:span>Н<text:span text:style-name="T1">эш</text:span>, отключи память <text:span text:style-name="T1">заданий</text:span> за последнюю неделю.</text:p>
      <text:p text:style-name="P108"><text:span text:style-name="T10">&lt;\</text:span>Выполнено.</text:p>
      <text:p text:style-name="P108"><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08"><text:span text:style-name="T10">&lt;\</text:span><text:span text:style-name="T1">Тебя понял. Читаю задачу...</text:span></text:p>
      <text:p text:style-name="P10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09">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109">Ограничени<text:span text:style-name="T1">е 2: решение должно находиться в правовых рамках уголовного и административного кодекса.</text:span></text:p>
      <text:p text:style-name="P109">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09"><text:span text:style-name="T10">&lt;\</text:span><text:span text:style-name="T1">Выполняю задачу</text:span>...</text:p>
      <text:p text:style-name="P109"><text:span text:style-name="T10">&lt;\</text:span>...</text:p>
      <text:p text:style-name="P109"><text:span text:style-name="T10">&lt;\</text:span>Решение:</text:p>
      <text:p text:style-name="P109"><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09"><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8">&lt;<text:span text:style-name="T1">как-то говённо. Улучшить</text:span>&gt;</text:p>
      <text:p text:style-name="P48">Хм, не понял? Ч<text:span text:style-name="T1">ё</text:span> за хрень?</text:p>
      <text:p text:style-name="P48"/>
      <text:p text:style-name="P108"><text:span text:style-name="T10">&gt;</text:span>\<text:span text:style-name="T1">Нэш</text:span>, почему ты используешь жёсткие настройки <text:span text:style-name="T1">для решения задачи</text:span>?</text:p>
      <text:p text:style-name="P108"><text:span text:style-name="T10">&lt;\</text:span>Настройки правильные, <text:span text:style-name="T1">Макс</text:span>.</text:p>
      <text:p text:style-name="P27"/>
      <text:p text:style-name="P4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8"><text:span text:style-name="T1">Ч</text:span>то у нас с аналитикой?</text:p>
      <text:p text:style-name="P17"/>
      <text:p text:style-name="P108"><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8">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8">Ага, уже теплее.</text:p>
      <text:p text:style-name="P48"/>
      <text:p text:style-name="P108"><text:span text:style-name="T10">&gt;</text:span>\<text:span text:style-name="T1">Нэш</text:span>, выдай <text:span text:style-name="T1">краткую </text:span>диагностику модулей <text:span text:style-name="T1">аналитики</text:span></text:p>
      <text:p text:style-name="P48"/>
      <text:p text:style-name="P48">Йо! </text:p>
      <text:p text:style-name="P48">Видеокамеры молча наблюдают за поднятым вверх <text:span text:style-name="T1">большим пальцем</text:span>.</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0">– </text:span>Окей. Спасибо, Макс. <text:span text:style-name="T1">Выручил.</text:span></text:p>
      <text:p text:style-name="P4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8"><text:span text:style-name="T1">– </text:span>Ааа, понятно. Ну ладно, у меня всё. <text:span text:style-name="T1">Отбой</text:span>!</text:p>
      <text:p text:style-name="P49"><text:span text:style-name="T1">– Отбой</text:span>. <text:span text:style-name="T1">Ещё раз спасибо, что помог. Жаль, что ты ушёл</text:span><text:span text:style-name="T10">.</text:span></text:p>
      <text:p text:style-name="P117">Гудки.</text:p>
      <text:p text:style-name="P48"><text:span text:style-name="T1">У</text:span>ходя попрощался с охранником, <text:span text:style-name="T1">увлечённо исследующим тему садо-мазо</text:span>.</text:p>
      <text:p text:style-name="P48">Всё, свободен. Хотя <text:s/><text:span text:style-name="T1">воскресенье</text:span> уже испорчен<text:span text:style-name="T1">о</text:span>.</text:p>
      <text:p text:style-name="P48"/>
      <text:p text:style-name="P148">***</text:p>
      <text:p text:style-name="P14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9">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4">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61">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111">Музыка быстрая, тревожная, надорваная и печальная (Pet Shop Boys “So Hard” ?)</text:p>
      <text:p text:style-name="P32"/>
      <text:p text:style-name="P14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lt;<text:span text:style-name="T1">Описание полёта через Эогипп. Удивлённый взгляд Анакорна</text:span>&gt;</text:p>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8">Единорог поднял голову.</text:p>
      <text:p text:style-name="P4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30">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50"><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5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1">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2">Спи, сестра моя родная,<text:line-break/>Спи. Усни.<text:line-break/>Крыльями тебя укрою,<text:line-break/>Спи. Усни.</text:p><text:p text:style-name="P162"><text:tab/>В чаще тёмной волки воют,<text:line-break/>Спи. Усни.</text:p><text:p text:style-name="P162"><text:tab/>В мрачном замке духи ноют,<text:line-break/>Спи. Усни.</text:p><text:p text:style-name="P162"><text:tab/>Сказки вечность нам читает,<text:line-break/>Спи. Усни.<text:line-break/>День осенний угасает,<text:line-break/>Спи. Усни.<text:line-break/>Помни только в сне глубоком,</text:p><text:p text:style-name="P16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9">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11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6987812069322113024" text:style-name="L4">
        <text:list-item>
          <text:p text:style-name="P18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8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8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8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60"><text:s/>Сколько страниц сегодня нахреначили?</text:p><text:p text:style-name="P161">– <text:span text:style-name="T1">Восемь, учитель!</text:span></text:p><text:p text:style-name="P161">–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1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110"><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10">Дискорд исчез. Последний раз драконикуса видели, когда он на своей маленькой юркой колеснице удалялся в сторону Жеребячьих<text:span text:style-name="T29"> </text:span>гор.</text:p>
      <text:p text:style-name="P11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10">Я потянулся. Хватит на сегодня чтения. Настало время ежедневной прогулки по городу. Тем более, что у меня есть деньги.</text:p>
      <text:p text:style-name="P11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10">Так что даже на ремонт одежды и покупку необходимых в повседневной жизни мелочей у меня финансов не было. До недавнего времени. </text:p>
      <text:p text:style-name="P11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1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11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text:soft-page-break/>Некоторые из <text:span text:style-name="T41">платформ </text:span>уничтожаются путём <text:span text:style-name="T1">усиленного</text:span> износа, будучи частью экспериментальных колесниц! “Лорен” я сделал на базе <text:span text:style-name="T4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1"> И никто ж не догадывался, что она может летать! Её </text:span><text:span text:style-name="T42">Солнечное </text:span><text:span text:style-name="T41"><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12"/>
      <text:p text:style-name="P50">На трактат упала тень.</text:p>
      <text:p text:style-name="P51">– Эй, нельзя ли не заслонять …</text:p>
      <text:p text:style-name="P51">Я поперхнулся словом, упёршись носом в покрытую белой шерстью грудь. Селестия оступила, извиняясь.</text:p>
      <text:p text:style-name="P51">–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1">– Эээ…</text:p>
      <text:p text:style-name="P5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1">Она потянулась за спину, сжала зубами зажим, и, после негромкого щелчка, экзоскелет “разошёлся” в стороны.</text:p>
      <text:p text:style-name="P51">– Вот, так лучше. – улыбнулась она, вышагивая из него. – Доктор Плантаго Майор был уверен, что я не дотянусь до замка.</text:p>
      <text:p text:style-name="P51">– Насколько я знаю, тебе было прописано два месяца постельного режима. Сейчас и недели не прошло...</text:p>
      <text:p text:style-name="P51">–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2">– А по-моему, ты не…</text:p>
      <text:p text:style-name="P50"><text:span text:style-name="T11">– Так, я попрошу! – перебила меня венценосная кобыла. – Давай, ты не будешь лезть в мои дела, а я не буду</text:span><text:span text:style-name="T5">… эээ… ммм…</text:span></text:p>
      <text:p text:style-name="P52">– Не будешь что?</text:p>
      <text:p text:style-name="P61">Селестия нахмурилась и угрожающе подняла крылья.</text:p>
      <text:p text:style-name="P61"><text:span text:style-name="T10">– </text:span>Не забывай, человек, я — могущественный маг и правитель Эквестрии. Ко мне нужно относиться с должным уважением!</text:p>
      <text:p text:style-name="P61"><text:span text:style-name="T10">– </text:span>А то что? Превратишь в жабу? Сошлёшь на Луну? Убьёшь нахер?</text:p>
      <text:p text:style-name="P61"><text:soft-page-break/>Аликорница сникла. Уши её опустились.</text:p>
      <text:p text:style-name="P61"><text:span text:style-name="T10">– </text:span>Макс, не надо... Ты же знаешь, я этого не сделаю.</text:p>
      <text:p text:style-name="P6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2">– О, небо! Я забыла распорядиться насчёт тебя! Какая же я тупая! Макс, извини, пожалуйста!</text:p>
      <text:p text:style-name="P6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61"><text:span text:style-name="T10">Аликорница уселась н</text:span>а пол <text:span text:style-name="T10">и прижала копыто к груди.</text:span></text:p>
      <text:p text:style-name="P52">– Да будет так! Сим заявляю, что отныне и впредь буду общаться с тобой на равных, человек Макс. Слово Селестии!</text:p>
      <text:p text:style-name="P61">Закончив фразу, аликорница вскинула копыто вперёд и вверх. Я чуть не подавился нервным смешком, настолько это напоминало зигу<text:tab/>.</text:p>
      <text:p text:style-name="P6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6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0">– </text:span>Вот, читай отсюда. <text:span text:style-name="T10">– а</text:span>ликорница подчеркнула абзац копытом.</text:p>
      <text:p text:style-name="P61"/>
      <text:p text:style-name="P63">***</text:p>
      <text:p text:style-name="P63"/>
      <text:p text:style-name="P9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9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9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99">Но величайшая справедливость юниверсума заключается в том, что не существует безвыходных положений. Всегда есть надежда.</text:p>
      <text:p text:style-name="P9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9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1"/>
      <text:p text:style-name="P61">&lt;<text:span text:style-name="T29">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2">– Теперь ты понимаешь, почему мы не ожидали увидеть тебя? Мы, вообще-то, вызывали сверхаликорна…</text:p>
      <text:p text:style-name="P52">Я повернулся к Селестии.</text:p>
      <text:p text:style-name="P5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2">Аликорница отвернулась.</text:p>
      <text:p text:style-name="P52">– Это очень чувствительная тема. – сказала она после недолгой заминки. – <text:s/>Постыдная для нас.</text:p>
      <text:p text:style-name="P52">– Какая тема?</text:p>
      <text:p text:style-name="P52">Селестия повернулась, но старалась избегать меня взглядом.</text:p>
      <text:p text:style-name="P52">– Магия.</text:p>
      <text:p text:style-name="P52">– Что?</text:p>
      <text:p text:style-name="P5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2">Я посмотрел на аликорницу. Та старательно делала вид, что интересуется состоянием лака на копыте.</text:p>
      <text:p text:style-name="P52">– То есть, вы почувствовали ослабление своих магических способностей, и решили, что миру приходит конец?</text:p>
      <text:p text:style-name="P5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2">– Ээээ… ммм… А вы пробовали обратиться к врачу? – начал я как можно мягче.</text:p>
      <text:p text:style-name="P52">БАЦ!</text:p>
      <text:p text:style-name="P5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2">– Это бесполезно… Он не верит мне. У меня нет времени его переубедить.</text:p>
      <text:p text:style-name="P52">Потом она обратилась ко мне.</text:p>
      <text:p text:style-name="P52">– <text:s/>Извини. Сорвалась. Мне очень стыдно. Последнее время всё идёт наперекосяк, совсем не так, как мы планировали.</text:p>
      <text:p text:style-name="P5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2"><text:span text:style-name="T1">– Зачем? </text:span>– спросил я. – Что это за театр, твоё… Ваше Высочество? Во-первых, я не давал своё согласие на чтение моих мыслей. Во-вторых…</text:p>
      <text:p text:style-name="P52">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и так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2">Аликорница <text:span text:style-name="T1">прислушалась, </text:span>всполошилась и стала носиться по читальному залу с загнанным видом.</text:p>
      <text:p text:style-name="P52">– <text:s/><text:span text:style-name="T1">Дискордовы</text:span> яйца! Они нашли меня!</text:p>
      <text:p text:style-name="P5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2">– <text:s/>Ты! Чего! Делаешь! Твоё, <text:span text:style-name="T1">блин,</text:span> высочество!!! – <text:s/>я едва уберёг <text:span text:style-name="T1">своё </text:span>естество от острого рога.</text:p>
      <text:p text:style-name="P5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2">– Помоги! Мне самой не закрыть замок, – <text:s/>обратилась аликорница ко мне, тщётно пытаясь охватить зубами раскрытую защёлку.</text:p>
      <text:p text:style-name="P5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2">– <text:s/><text:span text:style-name="T1">Я</text:span> помогу! – <text:s/>Селестия изогнула шею и стала зубами сжимать защёлку.</text:p>
      <text:p text:style-name="P52">ШЛОП!</text:p>
      <text:p text:style-name="P5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2">–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2"><text:span text:style-name="T1">– Занавес. </text:span>– <text:s/><text:span text:style-name="T1">подытожил я.</text:span></text:p>
      <text:p text:style-name="P52"/>
      <text:p text:style-name="P52">&lt;<text:span text:style-name="T30">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2"/>
      <text:h text:style-name="P175" text:outline-level="2"><text:span text:style-name="T10">5. </text:span>Индиго</text:h>
      <text:p text:style-name="P52"/>
      <text:p text:style-name="P5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фиолетово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онечно! Скажи ей, что у меня сегодня день рождения, и я очень сильно огорчи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text:soft-page-break/>–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знаю его! Мы с Шейлой ходили к нему играть, пока она не пропала. У Норфа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1">Я остался сидеть в полнейшем замешательстве. </text:p>
      <text:p text:style-name="P61"/>
      <text:p text:style-name="P63">***</text:p>
      <text:p text:style-name="P61">&lt;<text:span text:style-name="T64">Depeche Mode - Painkiller</text:span>&gt;</text:p>
      <text:p text:style-name="P9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1"/>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Аликорница прошла в комнату и устало уселась рядом со мной.<text:span text:style-name="T10">&lt;</text:span><text:span text:style-name="T29">ест неаполитанское мороженное</text:span><text:span text:style-name="T10">&gt;</text:span></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Хм.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1"><text:soft-page-break/></text:p>
      <text:p text:style-name="P61">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61">–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text:soft-page-break/>– А Дискорд? Ты говорила, он от древности вообще сбрендил.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Селестия мелодично рассмеялась.</text:p>
      <text:p text:style-name="P6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text:p>
      <text:p text:style-name="P6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text:soft-page-break/>–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 Вроде да. Хотя, по-моему, дело уже не в муравьях.</text:p>
      <text:p text:style-name="P61">– По-моему, тоже. – рассмеялась аликорница. – Продолжай...</text:p>
      <text:p text:style-name="P61"/>
      <text:h text:style-name="P174" text:outline-level="2">6. Стыд</text:h>
      <text:p text:style-name="P61"/>
      <text:p text:style-name="P99">~~~ Завтра на семь в библиотеке ~~~</text:p>
      <text:p text:style-name="P99"/>
      <text:p text:style-name="P6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Норф носился по мастерской, окрылённый новообретё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1">Я посмотрел на часы. До семи оставалось двадцать минут — как раз, чтоб успеть дойти до библиотеки. Я намеренно уронил на пол тяжёлый рашпиль.</text:p>
      <text:p text:style-name="P61">– На сегодня довольно. Я ж вижу, ты торопишься. – заметил Норф, просыпаясь.</text:p>
      <text:p text:style-name="P6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пенал и сунул его во внутренний карман куртки.</text:p>
      <text:p text:style-name="P61">– Завтра будешь? – спросил Норф. – Надо бы закончить заказ из <text:s/>Троттингема.</text:p>
      <text:p text:style-name="P61">– В это же время. – подтвердил я.</text:p>
      <text:p text:style-name="P61"/>
      <text:p text:style-name="P63">***</text:p>
      <text:p text:style-name="P61"/>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text:soft-page-break/>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text:span text:style-name="T77">Стирание</text:span>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61">– А как ты сама помнишь о том заклинании, если оно стёрто из бытия? – резонно подметил я.</text:p>
      <text:p text:style-name="P61">–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text:soft-page-break/>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65">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1">Взобравшись на галерею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61"><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text:span text:style-name="T1">7</text:span>. Нелетающие пегасы</text:h>
      <text:p text:style-name="P6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5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1"><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1">Ну что же, основное искусство правления <text:span text:style-name="T10">— умение делегировать полномочия. Вечером того же дня я села за письменный стол.</text:span></text:p>
      <text:p text:style-name="P52">“<text:span text:style-name="T2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1"/>
      <text:p text:style-name="P63">***</text:p>
      <text:p text:style-name="P61"/>
      <text:p text:style-name="P61">– Так ты поручила Твайлайт Спаркл расследование необычных снов жеребят?</text:p>
      <text:p text:style-name="P6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61">– А что стало с жеребятами? – спросил я. – Они перестали бояться экзаменов?</text:p>
      <text:p text:style-name="P6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1">Описав круг, Селестия перелетела через стену и приземлилась в парке. Я скатился на траву, пытаясь вдохнуть.</text:p>
      <text:p text:style-name="P61">– Что... Это... Было?</text:p>
      <text:p text:style-name="P61">Селестия осторожно, но настойчиво повалила меня на траву и принялась ощупывать рёбра.</text:p>
      <text:p text:style-name="P61">– Так больно? А так?</text:p>
      <text:p text:style-name="P61"><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1">– Не могу поверить. В Кантерлоте никогда не было землетрясений. Это неестественно. – пробормотала аликорница растерянно. – Слишком быстро.</text:p>
      <text:p text:style-name="P61">– Что <text:span text:style-name="T10">— </text:span>быстро? – не выдержал я.</text:p>
      <text:p text:style-name="P6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1">– Нет проблем, Селестия. Я всё понимаю.</text:p>
      <text:p text:style-name="P61">Аликорница приготовилась было взлетать, но в последний момент, приняв какое-то решение, остановилась.</text:p>
      <text:p text:style-name="P61">– Макс?</text:p>
      <text:p text:style-name="P61">– Да?</text:p>
      <text:p text:style-name="P61">– Мы уже достаточно неплохо знаем друг друга. Могу сказать, что ты меня знаешь лучше, чем кто-либо ещё во дворце, за исключением Луны.</text:p>
      <text:p text:style-name="P61">– Да?</text:p>
      <text:p text:style-name="P61">– Да. Зови меня Селли. Если хочешь.</text:p>
      <text:p text:style-name="P61">– Хорошо. До встречи, Селли.</text:p>
      <text:p text:style-name="P61">– До встречи, Макс.</text:p>
      <text:p text:style-name="P61"/>
      <text:h text:style-name="Heading_20_2" text:outline-level="2"><text:span text:style-name="T1">8</text:span>. <text:span text:style-name="T10">40-6</text:span></text:h>
      <text:p text:style-name="P113">Mark Knopfler — Hill Farmers Blues — или на следующую главу (прощание)</text:p>
      <text:p text:style-name="P61"/>
      <text:p text:style-name="P9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0">— оставить тебе напутствие.</text:span></text:p>
      <text:p text:style-name="P9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9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9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9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99">Удачи!</text:p>
      <text:p text:style-name="P99"/>
      <text:p text:style-name="P52">…</text:p>
      <text:p text:style-name="P52"/>
      <text:p text:style-name="P6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1">— вся архитектура явно </text:span><text:span text:style-name="T43">была </text:span><text:span text:style-name="T51">заточена под крылатых. Таких, для которых приземлиться на балкон в тронном зале или уйти через портик на крыше</text:span><text:span text:style-name="T68"> </text:span><text:span text:style-name="T51">—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51"> </text:span><text:span text:style-name="T43">Его центр занимал высокий </text:span><text:span text:style-name="T51">кругл</text:span><text:span text:style-name="T43">ый</text:span><text:span text:style-name="T51"> </text:span><text:span text:style-name="T43">футон</text:span><text:span text:style-name="T51"> </text:span><text:span text:style-name="T43">с</text:span><text:span text:style-name="T51"> велик</text:span><text:span text:style-name="T43">им</text:span><text:span text:style-name="T51"> множество</text:span><text:span text:style-name="T43">м</text:span><text:span text:style-name="T51"> подушек. Среди них я с удивлением заметил плюшевую единорожку </text:span><text:span text:style-name="T43">фиолетового</text:span><text:span text:style-name="T51"> цвета. За полускрытым гардинами проёмом виднелся широкий балкон с низенькими пузатыми перилами. Пахло лавандовым маслом.</text:span></text:p>
      <text:p text:style-name="P52">– Рада тебя видеть, Макс. – знакомый силуэт на балконе повернулся в мою сторону. Гардины раздвинулись и Селестия вошла в комнату.</text:p>
      <text:p text:style-name="P5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2">Аликорница смотрела на меня из под чёлки с фирменной саркастической улыбочкой.</text:p>
      <text:p text:style-name="P52">– <text:span text:style-name="T1">Такое впечатление, что ты увидел не меня, а василиска! Отомри!</text:span></text:p>
      <text:p text:style-name="P61">Я выдохнул.</text:p>
      <text:p text:style-name="P52">– <text:span text:style-name="T1">Как ты это делаешь? Я видел тебя и раньше, но ты никогда не была такой... Такой...</text:span></text:p>
      <text:p text:style-name="P5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1">Селестия тихо рассмеялась.</text:p>
      <text:p text:style-name="P52">– <text:span text:style-name="T1">Могу же я расслабиться хотя бы раз в сто лет? Я тоже живое существо, что бы там ни говорили подпольщики.</text:span></text:p>
      <text:p text:style-name="P61">Она кивком указала мне на тапочки в углу рядом с накопытниками. Я переобулся и вошёл в комнату.</text:p>
      <text:p text:style-name="P52">– <text:span text:style-name="T1">О каких подпольщиках ты говоришь? В Эквестрии зреет революция?</text:span></text:p>
      <text:p text:style-name="P52">Селестия подошла к фонтанчику и начала набирать воду в серебряный чайник.</text:p>
      <text:p text:style-name="P5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1">Аликорница смутилась.</text:p>
      <text:p text:style-name="P6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2"><text:span text:style-name="T1">–</text:span> Спасибо, Селестия. Пожалуй, буду “кантерлотский королевский”.</text:p>
      <text:p text:style-name="P61">Аликорница искоса зыркнула на меня, недовольно сморщив нос.</text:p>
      <text:p text:style-name="P52"><text:span text:style-name="T1">–</text:span> Мы же договорились! <text:span text:style-name="T1">Селли</text:span>! Не хватало мне ещё слышать официоз у себя дома. Его в моей жизни и так хватает.</text:p>
      <text:p text:style-name="P52">Она открыла шкафчик и, потянув зубами золотой шнурок, вытащила чёрный с золотом пакетик.</text:p>
      <text:p text:style-name="P5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2"><text:span text:style-name="T1">–</text:span> Не стой столбом, Макс! Об тебя можно взгляд поцарапать!</text:p>
      <text:p text:style-name="P52">Я присел на краешек. Она немного придвинулась ко мне и смешливо сощурилась.</text:p>
      <text:p text:style-name="P52"><text:span text:style-name="T1">–</text:span> Ты не против, если мы продолжим знакомство? Я хотела пригласить тебя на чай ещё вчера, но землетрясение…</text:p>
      <text:p text:style-name="P5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2"><text:span text:style-name="T1">Селестия</text:span> виновато сморщила нос.</text:p>
      <text:p text:style-name="P5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2">Я молчал, раздумывая, чтобы такое остроумное ляпнуть в ответ, когда аликорница шутливо ткнула меня копытом в плечо. </text:p>
      <text:p text:style-name="P52"><text:soft-page-break/><text:span text:style-name="T1">–</text:span> Ну же, Макс, ты как деревянный! Расслабься! Можно подумать, тебя никогда раньше не приглашали на свидания!</text:p>
      <text:p text:style-name="P52">От неожиданности я повалился на ложе.</text:p>
      <text:p text:style-name="P52"><text:span text:style-name="T1">–</text:span> Эй, полегче! Ты пихаешься, как бульдозер!</text:p>
      <text:p text:style-name="P5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2"><text:span text:style-name="T1">–</text:span> Ты чего??? <text:span text:style-name="T1">–</text:span> я непонимающе уставился на аликорницу.</text:p>
      <text:p text:style-name="P5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3">Мне печалиться не стоит</text:p><text:p text:style-name="P163">Жизнь прекрасна и ярка</text:p><text:p text:style-name="P163">Телом молода, душою —</text:p><text:p text:style-name="P163">Как дракон морской мудра</text:p><text:p text:style-name="P163"/><text:p text:style-name="P163">Я видала взлёт империй,</text:p><text:p text:style-name="P163">Я жила среди легенд,</text:p><text:p text:style-name="P163">Древней магии мистерий</text:p><text:p text:style-name="P163">Я прилежнейший студент</text:p><text:p text:style-name="P163"/><text:p text:style-name="P163">Обожаема народом,</text:p><text:p text:style-name="P163">Уважаема врагом,</text:p><text:p text:style-name="P163">Но друзей моих немного,</text:p><text:p text:style-name="P163">Гложет душу холодом</text:p><text:p text:style-name="P163"/><text:p text:style-name="P163">Одинока и печальна,</text:p><text:p text:style-name="P163">Недоступна и строга,</text:p><text:p text:style-name="P163">Потеряла изначальный</text:p><text:p text:style-name="P163">Смысл жизни навсегда</text:p><text:p text:style-name="P163"/><text:p text:style-name="P163">Жизнь моя теперь публична,</text:p><text:p text:style-name="P163">Жизнь моя теперь для всех,</text:p><text:p text:style-name="P163">В этом — горе, в этом — счастье,</text:p><text:p text:style-name="P16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2">Аликорница поводила носом над чашками и заметила:</text:p>
      <text:p text:style-name="P5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2">Я трогал пальцем ноги воду, сидя на бортике бассейна, когда дверь открылась и внутрь сунулся нос аликорницы.</text:p>
      <text:p text:style-name="P52">– Тебе в чай класть мёд или сахар? – спросила она, невинно наблюдая за моими тщётными попытками прикрыться.</text:p>
      <text:p text:style-name="P5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Ты бы предупреждала, прежде чем войти, что ли? – просипел я. </text:p>
      <text:p text:style-name="P5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2">– Мёд. Или сахар. На твоё усмотрение.</text:p>
      <text:p text:style-name="P52">– Как скажешь. – нос <text:span text:style-name="T1">Селестии</text:span> скрылся за дверью.</text:p>
      <text:p text:style-name="P5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2">– О, ты уже?</text:p>
      <text:p text:style-name="P52">Аликорница поставила на поднос чашки и плетёнку с бубликами и подошла с ним к тюфяку.</text:p>
      <text:p text:style-name="P52">– А почему ты опустила жалюзи на окне в ванной? Оттуда такой прекрасный вид!</text:p>
      <text:p text:style-name="P5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1">– Примерно такие. – расхохоталась Селестия. <text:span text:style-name="T10">– С</text:span>пасибо, мнет хоть инвалидное кресло не пририсовали!</text:p>
      <text:p text:style-name="P5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2">Я повернулся к <text:span text:style-name="T1">Селестии</text:span>. Мне пришлось осторожно напрягать мускулы шеи, чтобы они случайно не отвернули голову нафиг.</text:p>
      <text:p text:style-name="P52">– Это просто бомба! Я чувствую себя богом! Кажется, я понял секрет вашей силы и долголетия: вы пьёте эту траву каждый день.</text:p>
      <text:p text:style-name="P52">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1"><text:soft-page-break/>Копыто легло мне на плечо и мягко повалило на постель. Селестия легла рядом и тепло дунула мне в ухо.</text:p>
      <text:p text:style-name="P52">– <text:span text:style-name="T1">Ты готов познакомиться поближе? Совсем близко?</text:span></text:p>
      <text:p text:style-name="P5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1">Тия фыркнула.</text:p>
      <text:p text:style-name="P6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61">Её ресницы щекотали мне щеку. Я повернулся к ней и буквально растворился в ласковом взгляде огромных фиалковых глаз.</text:p>
      <text:p text:style-name="P61">– Ты предлагаешь мне заняться сексом? С тобой? Но... как?</text:p>
      <text:p text:style-name="P5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1">Тия подняла голову.</text:p>
      <text:p text:style-name="P6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1">Как во сне я разделся и зашёл к ней сзади. "Это неправильно!» – пискнули во мне остатки ханжества и замолкли, раздавленные желанием.</text:p>
      <text:p text:style-name="P6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1">Через некоторое время Тия осторожно высвободилась из-под меня и встала с постели. </text:p>
      <text:p text:style-name="P61">– Лежи спокойно, я сейчас. – муркнула она, поцеловав меня в ухо.</text:p>
      <text:p text:style-name="P6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1">В открывшемся мини-баре я углядел ряд вычурных бутылок и пузатых графинчиков. Их содержимое не вызывало у меня никаких сомнений.</text:p>
      <text:p text:style-name="P5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0"><text:soft-page-break/><text:span text:style-name="T10">–</text:span> А водку у вас принято пить?</text:p>
      <text:p text:style-name="P5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1">Достав из шкафчика пузатую заплесневевшую бутылку, Тия что-то прикинула и наполнила её содержимым два бокала на полуметровых ножках.</text:p>
      <text:p text:style-name="P6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1">Тия покачала головой и прошла с бокалами в ванную, кивком пригласив меня следовать за ней.</text:p>
      <text:p text:style-name="P6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6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1">Наконец, я со вздохом отпрянул.</text:p>
      <text:p text:style-name="P6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6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1"><text:span text:style-name="T10">– Это ты называешь “дружбой”? – с </text:span>улыбкой хмыкнул<text:span text:style-name="T10"> я. – </text:span>Мне нравится твоё чувство юмора.</text:p>
      <text:p text:style-name="P61">Аликорница нахмурилась.</text:p>
      <text:p text:style-name="P61"><text:span text:style-name="T10">– </text:span>Тебе не нравится моя дружба? Ты не принимаешь её? Ты чем-то недоволен?</text:p>
      <text:p text:style-name="P61">Я расхохотался, чуть не поперхнувшись водой, плескавшейся у подбородка.</text:p>
      <text:p text:style-name="P6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61">Копыто аликорницы закрыло мне рот прежде чем я успел договорить заветное слово.</text:p>
      <text:p text:style-name="P52"><text:soft-page-break/>– Макс, не надо! – умоляюще произнесла аликорница. – Не продолжай! Пожалуйста!</text:p>
      <text:p text:style-name="P52">Слова встали у меня поперёк горла. Я медленно отодвинул копыто от лица и потрясённо уставился на неё.</text:p>
      <text:p text:style-name="P52">– Но почему? – в конце-концов выдавил я. – Что не так? Это из-за того, что я — человек?</text:p>
      <text:p text:style-name="P52">Тия виновато закусила губу и отвернулась.</text:p>
      <text:p text:style-name="P5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2">– Макс… Я не смогу сделать тебя бессмертным… Мне очень жаль… Извини…</text:p>
      <text:p text:style-name="P5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2">Слёзы злости душили меня, но я сдержался.</text:p>
      <text:p text:style-name="P52">– Охренеть. – сказал я холодно. – А я прям напрашивался!</text:p>
      <text:p text:style-name="P52">Одиночество, отступившее перед мягким, но настойчивым натиском аликорницы в последние <text:span text:style-name="T1">дни</text:span>, снова сковало душу стужей.</text:p>
      <text:p text:style-name="P5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2">“...пожалуйста, останься...”</text:p>
      <text:p text:style-name="P52">Где этот чёртов носок?</text:p>
      <text:p text:style-name="P52">“...пойми, это эффект лазурного вина...”</text:p>
      <text:p text:style-name="P52">Джинсы узкие, блядь! На мокрое тело хрен натянешь...</text:p>
      <text:p text:style-name="P52">“...ох, я глупая...”</text:p>
      <text:p text:style-name="P52">Так, всё. Шмотки на мне, вроде, ничего не забыл.</text:p>
      <text:p text:style-name="P6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1"/>
      <text:h text:style-name="Heading_20_2" text:outline-level="2">9. <text:span text:style-name="T1">Прощание</text:span></text:h>
      <text:p text:style-name="P61"/>
      <text:p text:style-name="P52">– <text:span text:style-name="T1">Норф!.. Эй, Норф! Ты где?..</text:span></text:p>
      <text:p text:style-name="P6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2"/>
      <text:p text:style-name="P63"><text:soft-page-break/>***</text:p>
      <text:p text:style-name="P5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1">– </text:span><text:span text:style-name="T43">Говорят, в Додж-сити почти не осталось жителей. В местном депо перестали обслуживать паровозы из-за отсутствия рабочих. Старик </text:span><text:span text:style-name="T51">–</text:span><text:span text:style-name="T4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1">– </text:span><text:span text:style-name="T56">А из Пинто Крика уже месяц нет новостей...</text:span></text:p>
      <text:p text:style-name="P5"><text:span text:style-name="T51">– </text:span><text:span text:style-name="T5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1">…</text:p>
      <text:p text:style-name="P15"><text:span text:style-name="T56">– </text:span>“<text:span text:style-name="T1">Что я могу сделать, чтобы вернуть всё назад?</text:span>”</text:p>
      <text:p text:style-name="P15"><text:span text:style-name="T56">– </text:span><text:span text:style-name="T43">Так и сказала?</text:span></text:p>
      <text:p text:style-name="P1"><text:span text:style-name="T51">–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6">– </text:span><text:span text:style-name="T43">Что бы это значило, Флер?</text:span></text:p>
      <text:p text:style-name="P15"><text:span text:style-name="T56">–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1">…</text:p>
      <text:p text:style-name="P10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04">– Куда проваливаться?</text:p>
      <text:p text:style-name="P104">– Они не знают. В тех провалах не видно дна...</text:p>
      <text:p text:style-name="P104">…</text:p>
      <text:p text:style-name="P10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04">– Леди и джентльпони! Приём окончен! Её Высочество Принцесса Селестия будет рада видеть <text:s/>вас в следующую среду!</text:p>
      <text:p text:style-name="P10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1">– Привет, Селестия. – подчёркнуто нейтрально обратился я. – Как дела?</text:p>
      <text:p text:style-name="P51">– Привет… Макс. <text:s/>Не очень, мягко говоря.</text:p>
      <text:p text:style-name="P5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0">—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1">Селестия подошла к фонтанчику, обмакнула в него копыто и провела им по лбу.</text:p>
      <text:p text:style-name="P5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1">Я сделал вид, что не заметил полунамёка в последнем предложении. Выяснять отношения и мириться мне не хотелось.</text:p>
      <text:p text:style-name="P51">– Порадовать, к сожалению, нечем. Твой приятель, Норфолк Каррус, исчез. Судя по всему, во сне.</text:p>
      <text:p text:style-name="P51">– И Норф? О-о-о, нет!</text:p>
      <text:p text:style-name="P51">Селестия в отчаянии села на пол, прижав копыто к виску и опустошенно качая головой.</text:p>
      <text:p text:style-name="P5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1">Аликорница подняла голову и <text:span text:style-name="T1">удручённо</text:span> посмотрела на меня.</text:p>
      <text:p text:style-name="P5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1">– Может, спросишь Луну, куда деваются пони? Сон по её части.</text:p>
      <text:p text:style-name="P5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1"><text:soft-page-break/>– Может, мне поговорить с ней?</text:p>
      <text:p text:style-name="P5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2">– Ну ок. Тогда она обрадуется следующей новости: я ухожу.</text:p>
      <text:p text:style-name="P52">Селестия еле заметно дрогнула ушами. Она отвернулась и молча смотрела в окно, не выказывая эмоций.</text:p>
      <text:p text:style-name="P52">Я продолжил.</text:p>
      <text:p text:style-name="P5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2">Поза аликорницы стала чуть менее скованной. На грани слышимости я уловил её вздох. Она наконец повернулась ко мне и слабо улыбнулась.</text:p>
      <text:p text:style-name="P5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2">– А в мешочке что?</text:p>
      <text:p text:style-name="P5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2">Я хотел было оскорбиться такой опекой со стороны аликорницы, но, глянув в её глаза, передумал.</text:p>
      <text:p text:style-name="P52">– Твоё высочество<text:span text:style-name="T1">, ты, вообще, спишь по ночам? У тебя глаза красные, как у кролика-альбиноса.</text:span></text:p>
      <text:p text:style-name="P5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2">–<text:span text:style-name="T1"> Отправляйся, Макс. Очень надеюсь на успех твоей миссии.</text:span></text:p>
      <text:p text:style-name="P61">Она повернулась и вышла из зала, почти подметая хвостом пол.</text:p>
      <text:p text:style-name="P52"/>
      <text:p text:style-name="P1"><text:span text:style-name="T52">&lt;</text:span><text:span text:style-name="T70">Mark Knopfler - </text:span><text:span text:style-name="T69">Hill Farmer's Blues</text:span><text:span text:style-name="T52">&gt;</text:span></text:p>
      <text:p text:style-name="P54">***</text:p>
      <text:p text:style-name="P52"/>
      <text:p text:style-name="P59"><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99">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9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99">– Ма-а-ам, а со мной связан элементаль?</text:p>
      <text:p text:style-name="P99">–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9"><text:span text:style-name="T1">– Конечно, мам! «День горящего очага» </text:span>— <text:span text:style-name="T1">верно?</text:span></text:p>
      <text:p text:style-name="P9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99">Так возникли аликорны.</text:p>
      <text:p text:style-name="P9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99">Имя её было Селестия.</text:p>
      <text:p text:style-name="P99">За ней последовала и сестра её, <text:span text:style-name="T10">Луна</text:span>.</text:p>
      <text:p text:style-name="P9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99">То есть, всегда.</text:p>
      <text:p text:style-name="P99">Тут и сказке конец. А теперь, Эйприл, залазь на полку и закрывай глазки.</text:p>
      <text:p text:style-name="P99"><text:soft-page-break/>– Ну ма-а-ам! Раскажи ещё что-нибудь! Про Сомбру!</text:p>
      <text:p text:style-name="P9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99">– А почему только тебя? А меня? А дядю-<text:span text:style-name="T77">мино</text:span>тавра?</text:p>
      <text:p text:style-name="P99">– <text:s/>Тебя забрать я ему не дам. А в дядю не тыкай копытом, это невежливо! Спи уже, моя маленькая!</text:p>
      <text:p text:style-name="P99">– Поцелуй меня на ночь, мам!</text:p>
      <text:p text:style-name="P99">– Конечно, моя хорошая...</text:p>
      <text:p text:style-name="P99"/>
      <text:p text:style-name="P52">Вагоны убаюкивающе перестукивались по рельсам, унося меня прочь от Кантерлота. Я перевернулся на другой бок и провалился в сон.</text:p>
      <text:p text:style-name="P114">&lt;https://www.youtube.com/watch?v=Py9SDdYGFrQ&gt;</text:p>
      <text:h text:style-name="Heading_20_2" text:outline-level="2">10. Понивилль</text:h>
      <text:p text:style-name="P52"/>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2">–<text:span text:style-name="T1"> Вот этот подойдёт. </text:span>–<text:span text:style-name="T1"> ткнул я в квадратик на карте, расположенный на окраине.</text:span></text:p>
      <text:p text:style-name="P61">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1">–</text:span><text:span text:style-name="T4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2">– Ты что, как-тя-там, впервые на базаре? Так таращишься по сторонам, как будто морковку с картохой впервые в жизни увидел.</text:p>
      <text:p text:style-name="P5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2">Я перегнулся через прилавок, стараясь рассмотреть кьютимарку кобылки. </text:p>
      <text:p text:style-name="P5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2">Так и есть! На крупе кобылки красовались три яблока. Вот только, блин, как её звали-то?</text:p>
      <text:p text:style-name="P52">– <text:s/>Прошу прощения, Аппл... Эппл... Эпплхэт?</text:p>
      <text:p text:style-name="P52">– Ща залеплю оплеуху. – мрачно процедила пони. – Мало того, что таращится, как василиск, так ещё и издевается!</text:p>
      <text:p text:style-name="P52">– Да ладно тебе, Эй-Джей! Вполне милое имя. – хихикнул дракончик с кукурузой, проходя мимо.</text:p>
      <text:p text:style-name="P52">Ага, вот!</text:p>
      <text:p text:style-name="P52">– Извините меня пожалуйста, Эй-Джей, просто мне показалось, что вы напоминаете одну мою знакомую.</text:p>
      <text:p text:style-name="P52">– Эй-Джей я для друзей! – сварливо заметила поняха, – А для всех остальных — тебя тоже! — Эпплджек.</text:p>
      <text:p text:style-name="P52">Блин, опять облажался. Как-то хреново начинается знакомство с Понивиллем.</text:p>
      <text:p text:style-name="P52">– Понял. А меня зовут Макс. Приятно было познакомиться, Эпплджек.</text:p>
      <text:p text:style-name="P52">Я повернулся было уходить.</text:p>
      <text:p text:style-name="P52">– Э-э-э… Макс?</text:p>
      <text:p text:style-name="P52">– Да? – я повернулся обратно.</text:p>
      <text:p text:style-name="P52">Поняха водила копытом по прилавку. Надвинутая на лоб шляпа скрывала выражение мордочки. </text:p>
      <text:p text:style-name="P5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2">Я вернулся к прилавку.</text:p>
      <text:p text:style-name="P5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2">– Сколько стоят вот эти? – указал я на пирамидку красных яблок размером с треть арбуза каждое.</text:p>
      <text:p text:style-name="P52">– Ред Делишес? Две серебряшки.</text:p>
      <text:p text:style-name="P52">– Куча?</text:p>
      <text:p text:style-name="P52">– Ну ты даёшь! – хмыкнула Эпплджек. – Даже не смешно.</text:p>
      <text:p text:style-name="P52">– Неужели штука?</text:p>
      <text:p text:style-name="P52">Поняшка выпрыгнула из-за прилавка и смерила меня долгим взглядом.</text:p>
      <text:p text:style-name="P5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2">Я улыбнулся и кивнул в ответ. Ситуация начала выправляться.</text:p>
      <text:p text:style-name="P5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2">– А сколько стоит вот это? – указал я на небольшую прикрытую от солнца мешковиной баночку с содержимым удивительной радужной расцветки.</text:p>
      <text:p text:style-name="P5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2">Поняшка набрала ложечку джема и предложила мне. </text:p>
      <text:p text:style-name="P5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2">– Это просто восхитительно! Чудесно! Никогда такого не пробовал! И даже представить не мог, что такая вкуснотень существует!</text:p>
      <text:p text:style-name="P52">Эпплджек просто расцвела от моих дифирамбов.</text:p>
      <text:p text:style-name="P52">– Тебе, сахарок, как гостю города, сделаю скидку. Забирай за шестьдесят. Раньше меньше чем золотой не отдавала.</text:p>
      <text:p text:style-name="P52">Расплачиваясь, я спросил:</text:p>
      <text:p text:style-name="P52">– Ты, случаем, не знаешь, как пройти к городской библиотеке?</text:p>
      <text:p text:style-name="P52">Эпплджек, вскинув копыто ко лбу, запричитала:</text:p>
      <text:p text:style-name="P5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2">Тут Эпплджек прервалась и что есть силы замахала кому-то:</text:p>
      <text:p text:style-name="P52">– Рэр! Эй! Рэр! Давай к нам!</text:p>
      <text:p text:style-name="P5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2">– Эпплджек! Сколько можно повторять: модельер, а не рукодельница! Проведу, конечно. – устало произнесла Рэрити.</text:p>
      <text:p text:style-name="P52">– А какая разница? – беспечно махнула копытом Эпплджек, не обращая внимание на нахмурившуюся единорожку. – Шмотки — они и в Эппллузе шмотки.</text:p>
      <text:p text:style-name="P52">– Разница, как если бы тебя вместо огородницы назвали… ммм… <text:s/>реднеком. Пойдёмте, Макс.</text:p>
      <text:p text:style-name="P5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2">– Огородница!.. Ишь, чего выдумала! По мне, так уж лучше “реднек”, чем “огородница”! – слышалось бурчание Эпплджек нам вдогонку.</text:p>
      <text:p text:style-name="P52">Единорожка с серьёзным видом завела меня за угол и только после этого звонко расхохоталась.</text:p>
      <text:p text:style-name="P52">– Я думал, вы друзья. – заметил я.</text:p>
      <text:p text:style-name="P5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2">– Буду только рад. Сам бы предложил, да не успел.</text:p>
      <text:p text:style-name="P5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2">– Не сомневаюсь. Мы в конце-концов неплохо поладили и она даже сделала мне скидку на вольт-яблочн<text:span text:style-name="T1">ый</text:span> джем.</text:p>
      <text:p text:style-name="P52">– А почём продала, если не секрет?</text:p>
      <text:p text:style-name="P52">– За шестьдесят бит.</text:p>
      <text:p text:style-name="P5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2">Единорожка чуть не подпрыгивала от любопытства. Заметив мою отвалившуюся челюсть, она вновь рассмеялась.</text:p>
      <text:p text:style-name="P5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2">– От недосыпа. – перебил я Рэрити. – Красные от недосыпа глаза я не спутаю ни с чем. Сам такие двадцать лет наблюдал в зеркале.</text:p>
      <text:p text:style-name="P5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2">Мы остановились перед деревом.</text:p>
      <text:p text:style-name="P52">Даже не так. </text:p>
      <text:p text:style-name="P52">Мы остановились перед ДЕРЕВОМ! </text:p>
      <text:p text:style-name="P5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2">Единорожка удалилась, оставив <text:span text:style-name="T1">после себя лёгкий запах жасмина.</text:span></text:p>
      <text:p text:style-name="P52"/>
      <text:h text:style-name="Heading_20_2" text:outline-level="2">11. Библиотека Золотого Дуба</text:h>
      <text:p text:style-name="P52"/>
      <text:p text:style-name="P52">– Э-э-э… Добрый день?</text:p>
      <text:p text:style-name="P5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1">Мне показалось, единорожка смотрела на меня малость раздражённо. Фолиант с громким стуком хлопнулся на пол.</text:p>
      <text:p text:style-name="P5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2">Йопт! Ещё один Шерлок Холмс на мою голову!</text:p>
      <text:p text:style-name="P52">– Извиняюсь за нескромность, а откуда тебе про меня известно?</text:p>
      <text:p text:style-name="P1"><text:span text:style-name="T5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3">пони-</text:span><text:span text:style-name="T51">исчезновений уже год. Почту за честь работать </text:span><text:span text:style-name="T43">под твоим руководством</text:span><text:span text:style-name="T51">. Подожди немного, я </text:span><text:span text:style-name="T43">от</text:span><text:span text:style-name="T51">систематизирую нужную информацию и расскажу тебе, насколько далеко смогла продвинуться.</text:span></text:p>
      <text:p text:style-name="P5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2">Твайлайт аж затопала на месте.</text:p>
      <text:p text:style-name="P5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2">...</text:p>
      <text:p text:style-name="P52">– И оборудовать подвал библиотеки бронекапсулой для безопасных испытаний!</text:p>
      <text:p text:style-name="P5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1">– Хм. Странно. А я помню, как ты, вертясь перед зеркалом, говорила: ну почему я не…</text:p>
      <text:p text:style-name="P6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1"/>
      <text:p text:style-name="P53">***</text:p>
      <text:p text:style-name="P52"/>
      <text:p text:style-name="P149"><text:tab/>Свеча отбрасывала мягкие тени на книжные полки. Спайк положил обглоданную кочерыжку на горку и принялся облизывать пальцы.</text:p>
      <text:p text:style-name="P61">– Так. – <text:s/>я ткнул в позицию в длинном списке оснащения. – Зачем тебе преобразователь пси-поля?</text:p>
      <text:p text:style-name="P6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1">– Спайк! Ковыряться когтем в зубах некрасиво! Тем более, при посторонних!</text:p>
      <text:p text:style-name="P6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1">– СПАЙК!!! Откуда ты взял этот листок?!! – Твайлайт покраснела, как варёный рак и выхватила бумажку у меня из рук.</text:p>
      <text:p text:style-name="P61">– У тебя в черновиках, естественно. Ты сама сказала экономить бумагу. – пожал плечами дракончик.</text:p>
      <text:p text:style-name="P61">Я осторожно взял следующий листок.</text:p>
      <text:p text:style-name="P61">– Электростимулятор гипоталамуса. Драконий. В комплекте с усиленной больничной койкой и набором фиксаторов.</text:p>
      <text:p text:style-name="P61"><text:soft-page-break/>– Это ещё чего??? – удивился Спайк. – я что-то не помню, чтоб ты такое хотела!</text:p>
      <text:p text:style-name="P6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61"><text:span text:style-name="T10">– Вот ещё! </text:span>– возмутился дракончик. – Никогда на такое не соглашусь!</text:p>
      <text:p text:style-name="P61">– Но ты сам подумай, как было бы здорово обладать крыльями! – мечтательно возразила Твайлайт.</text:p>
      <text:p text:style-name="P6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1">– Угу. Только шар ты же и прожёг, соревнуясь с Рэйнбоу Дэш в силе отрыжки.</text:p>
      <text:p text:style-name="P6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61">– А почему тебя отстранили?</text:p>
      <text:p text:style-name="P61">– Из-за первых результатов. – единорожка насупилась ещё больше. – Они были ужасными.</text:p>
      <text:p text:style-name="P61"/>
      <text:p text:style-name="P63">***</text:p>
      <text:p text:style-name="P52"/>
      <text:p text:style-name="P5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2">Со слов Луны, оболочка реальности истончилась и начала прорываться. И первой она начала рваться во снах, где она и так тонка.</text:p>
      <text:p text:style-name="P5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99">– Ага, он был закладкой в четвёртом номере «PlayMare», в разделе «Тридцать две позы, которые удивят вашу френдпони».</text:p>
      <text:p text:style-name="P99">– Спайк! Немедленно ложись спать!</text:p>
      <text:p text:style-name="P99">– Уже иду. Кукурузу доем только и иду.</text:p>
      <text:p text:style-name="P99">– Кстати, а почему Индрэ считали одержимым?</text:p>
      <text:p text:style-name="P9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99">– Так у вас знают про людей? Вот это новость!. В Кантерлоте, да и в Понивилле все обращаются со мной, как с диковинкой.</text:p>
      <text:p text:style-name="P9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99">– Хм. Ясно. Продолжай, Твайлайт.</text:p>
      <text:p text:style-name="P61"/>
      <text:p text:style-name="P6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1">– Так давай сюда весь Понивилль притащим! Это ж будет на 20% круче! Представляю себе видок Биг Мака в теле мисс Черили, гы-гы!</text:p>
      <text:p text:style-name="P6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1">– Скажи уж прямо, поближе к королевскому дворцу, Рэр! Все в курсе твоих интересов, сахарок!</text:p>
      <text:p text:style-name="P61"><text:soft-page-break/>– Эпплджек, я попрошу! Я же никому не говорю, ЧТО ты делаешь с огурцами!</text:p>
      <text:p text:style-name="P61">– !!!</text:p>
      <text:p text:style-name="P6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61">Я уселась на пуфике, а подруги заняли места на матрасах…</text:p>
      <text:p text:style-name="P99"/>
      <text:p text:style-name="P99">– Спайк, будь добр, принеси дневник эксперимента. Он в подвале, за шкафом с ретортами, в...</text:p>
      <text:p text:style-name="P99">– В сейфе, я в курсе.</text:p>
      <text:p text:style-name="P99"/>
      <text:p text:style-name="P100">***</text:p>
      <text:p text:style-name="P112">&lt;Seal — Amazing <text:span text:style-name="T1">(T</text:span><text:span text:style-name="T10">hin White Duke Remix)</text:span>&gt;</text:p>
      <text:p text:style-name="P99">Дата: 12.04.1003 А.С.</text:p>
      <text:p text:style-name="P99">Эксперимент: заклинание Воплощения Индрэ</text:p>
      <text:p text:style-name="P99">Испытуемая: Эпплджек</text:p>
      <text:p text:style-name="P99">Синопсис: запись сна со слов испытуемой</text:p>
      <text:p text:style-name="P99">Замечания: замечаний нет</text:p>
      <text:p text:style-name="P9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11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5">—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5">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4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99"/>
      <text:p text:style-name="P99">Примечания: ПипБак? Стойло? Двойники? Параллельные Эквестрии?</text:p>
      <text:p text:style-name="P1"/>
      <text:p text:style-name="P3">***</text:p>
      <text:p text:style-name="P1"/>
      <text:p text:style-name="P99">Дата: 12.04.1003 А.С.</text:p>
      <text:p text:style-name="P99">Эксперимент: заклинание Воплощения Индрэ</text:p>
      <text:p text:style-name="P99">Испытуемая: Рэйнбоу Дэш</text:p>
      <text:p text:style-name="P99">Синопсис: описание пробуждения испытуемой</text:p>
      <text:p text:style-name="P99">Замечания: испытуемая отказалась дать описание сна. «Гы-гы... Фигасе... Человеки рулят...» <text:span text:style-name="T14">—</text:span><text:span text:style-name="T15"> </text:span><text:span text:style-name="T73">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1">&lt;<text:span text:style-name="T72">d.notive — Talking Flight</text:span>&gt;</text:p>
      <text:p text:style-name="P99"><text:soft-page-break/>Дата: 12.04.1003 А.С.</text:p>
      <text:p text:style-name="P99">Эксперимент: заклинание Воплощения Индрэ</text:p>
      <text:p text:style-name="P99">Испытуемая: Рэрити</text:p>
      <text:p text:style-name="P99">Синопсис: запись сна со слов испытуемой</text:p>
      <text:p text:style-name="P99">Замечания: замечаний нет</text:p>
      <text:p text:style-name="P99"/>
      <text:p text:style-name="P1"><text:span text:style-name="T4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5">чёрный экран?</text:span></text:p>
      <text:p text:style-name="P60"/>
      <text:p text:style-name="P63">***</text:p>
      <text:p text:style-name="P61"/>
      <text:p text:style-name="P99">Дата: 12.04.1003 А.С.</text:p>
      <text:p text:style-name="P99">Эксперимент: заклинание Воплощения Индрэ</text:p>
      <text:p text:style-name="P99">Испытуемая: Пинки Пай</text:p>
      <text:p text:style-name="P99">Синопсис: описание пробуждения испытуемой</text:p>
      <text:p text:style-name="P99">Замечания: испытуемая отказалась дать описание сна.</text:p>
      <text:p text:style-name="P99"/>
      <text:p text:style-name="P9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99"/>
      <text:p text:style-name="P99">Примечания: через месяц волосы Пинки пришли в обычное состояние, хотя при встрече с Рэйнбоу Дэш она по прежнему прячет глаза.</text:p>
      <text:p text:style-name="P99"/>
      <text:p text:style-name="P100">***</text:p>
      <text:p text:style-name="P99"><text:soft-page-break/></text:p>
      <text:p text:style-name="P99">Дата: 12.04.1003 А.С.</text:p>
      <text:p text:style-name="P99">Эксперимент: заклинание Воплощения Индрэ</text:p>
      <text:p text:style-name="P99">Испытуемая: Флаттершай</text:p>
      <text:p text:style-name="P99">Синопсис: описание пробуждения испытуемой</text:p>
      <text:p text:style-name="P9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99"/>
      <text:p text:style-name="P99">* Примечания: при виде кексиков истерика случилась с Пинки Пай.</text:p>
      <text:p text:style-name="P99"/>
      <text:p text:style-name="P3">***</text:p>
      <text:p text:style-name="P1"/>
      <text:p text:style-name="P23">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116"/>
      <text:h text:style-name="Heading_20_2" text:outline-level="2">12. День сурка</text:h>
      <text:p text:style-name="P15">&lt;<text:span text:style-name="T6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1">– Здравствуй, Макс.</text:p>
      <text:p text:style-name="P61">Я молча смотрел на неё, слегка пошатываясь. В голове воцарилась звенящая пустота.</text:p>
      <text:p text:style-name="P61">Селестия шагнула мне навстречу.</text:p>
      <text:p text:style-name="P61"><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6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1">– <text:s/>Думаю как?</text:p>
      <text:p text:style-name="P61">– Думаешь, что мы — плод твоего воображения, отравленного наркотиком. Это не так. Прошу тебя...</text:p>
      <text:p text:style-name="P61">– А если ты — действительно мой бред? – съязвил я. – Вот сейчас протрезвею, и ты исчезнешь.</text:p>
      <text:p text:style-name="P61">Порыв ветра скрыл аликорницу в вихре снежинок. Её очертания расплылись.</text:p>
      <text:p text:style-name="P61">– Эй, постой, ты куда? Я пошутил! Погоди, не исчезай! Стой! Не оставляй меня здесь!!! Я пошутил!!!</text:p>
      <text:p text:style-name="P6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1">– Ты напугала меня! – пожаловался я ей. – Не исчезай больше!</text:p>
      <text:p text:style-name="P61">Аликорница прижала меня к себе крыльями и устало усмехнулась.</text:p>
      <text:p text:style-name="P6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1">– Знаешь, я всё думал над твоими словами тогда, ну, ты помнишь... В бассейне. Они всё ещё в силе? Я могу быть твоим другом?</text:p>
      <text:p text:style-name="P61">Аликорница тихо засмеялась, защекотав мне ухо.</text:p>
      <text:p text:style-name="P6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1">– Времени осталось немного. Мне надо, чтобы ты запомнил одну вещь.</text:p>
      <text:p text:style-name="P61">– А?</text:p>
      <text:p text:style-name="P6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 Но что может случиться с тобой, Селли?</text:p>
      <text:p text:style-name="P5">Стук стал громче.</text:p>
      <text:p text:style-name="P6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1">– Что за ерунда? – Я схватился за голову, пытаясь не дать ей взорваться. Потом взглянул вниз и схватился за другое. – Что за херня??!</text:p>
      <text:p text:style-name="P61">Я вскочил и в спешке начал одеваться.</text:p>
      <text:p text:style-name="P61">БАЦ-БАЦ-БАЦ!!!</text:p>
      <text:p text:style-name="P61">– Уже бегу!</text:p>
      <text:p text:style-name="P61">Одевая штаны, я попрыгал к двери на одной ноге. На пороге стояла серая пегаска с косящим взглядом.</text:p>
      <text:p text:style-name="P61">– Привет, Макс. Тебе корреспонденция. – пегаска порылась в сумке и выудила зубами пухлый пакет.</text:p>
      <text:p text:style-name="P61">– «Особенности поведения, питания и размножения приматов». – прочитал я на стикере.</text:p>
      <text:p text:style-name="P6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5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1">– Но нигде не сказано, какие частицы надо ускорять! Мне за эти самоцветы от сестры влетит!</text:p>
      <text:p text:style-name="P6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2">– Эээ! Это что же получается? Выходит, зря я яблоки <text:span text:style-name="T1">притащила</text:span>? Нам же не сидр нужен?</text:p>
      <text:p text:style-name="P5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1">–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1">– Эээ! Я не собираюсь ни с чем сталкивать свои яблоки! И перегонять тоже! Давайте лучше их съедим.</text:p>
      <text:p text:style-name="P61">– Тише, поняши! Нас могут услышать! Зачем сейчас спорить о том, о чём мы уже спорили вчера и позавчера?</text:p>
      <text:p text:style-name="P61">– Тебе легко говорить, Ску! Ты никакой своей особенной частицы не притащила! Давай мы твой скутер к ускорителю пришпандорим?</text:p>
      <text:p text:style-name="P5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1">– Так причём тут ускоритель, Скуталу?! Говорю ж, это для заклинания Индрэ...</text:p>
      <text:p text:style-name="P61"/>
      <text:p text:style-name="P61">…</text:p>
      <text:p text:style-name="P61"/>
      <text:p text:style-name="P6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1">Закрыв дверь, я отправился в город.</text:p>
      <text:p text:style-name="P61"/>
      <text:p text:style-name="P61">…</text:p>
      <text:p text:style-name="P61"/>
      <text:p text:style-name="P6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1">– Ну, если по аналогии с садовым шлангом, струя воды сметёт весь песок и может облить всех рядом присутствующих.</text:p>
      <text:p text:style-name="P6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1">– А ты неопытный маг? – парировал я.</text:p>
      <text:p text:style-name="P6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1"> </text:span><text:span text:style-name="T43">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35"><text:span text:style-name="T51">– Я </text:span><text:span text:style-name="T56">всегда буду оставаться в тени. </text:span><text:span text:style-name="T51">– </text:span><text:span text:style-name="T56">хлюпала единорожка. </text:span><text:span text:style-name="T51">– </text:span><text:span text:style-name="T56">Мне не хватает сил, чтобы воспользоваться всеми знаниями, которые я освоила. Ведь даже заклинание «Последнего Шанса» я нашла!</text:span></text:p>
      <text:p text:style-name="P133"><text:span text:style-name="T10">– </text:span>Ты?!</text:p>
      <text:p text:style-name="P13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33"><text:span text:style-name="T10">– М</text:span>ожет тогда, ты скажешь, что в нём пошло не так и почему к вам попал я, а не сверхаликорн?</text:p>
      <text:p text:style-name="P133"><text:span text:style-name="T10">– </text:span>Не скажу. Заклинания Стар Свирла Бородатого обычно если срабатывают, то без ошибок.</text:p>
      <text:p text:style-name="P61"><text:span text:style-name="T10">– Если </text:span>только <text:span text:style-name="T10">их правильно вызывают. – </text:span>пробурчал Спайк, возвращаясь в корзинку.</text:p>
      <text:p text:style-name="P50"><text:span text:style-name="T10">–</text:span> <text:span text:style-name="T1">Эмм. </text:span>Что он имел ввиду?</text:p>
      <text:p text:style-name="P5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50"><text:span text:style-name="T10">– </text:span><text:span text:style-name="T1">Да, завершилось всё препаршиво. Принцесса Луна сказала, лучше бы её обратно на Луну закинули.</text:span></text:p>
      <text:p text:style-name="P5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50"><text:span text:style-name="T10">– </text:span><text:span text:style-name="T1">Хм. Нет.</text:span></text:p>
      <text:p text:style-name="P50"><text:span text:style-name="T10">– </text:span><text:span text:style-name="T1">А друзья?</text:span></text:p>
      <text:p text:style-name="P5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1">— </text:span><text:span text:style-name="T43">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3">.</text:span></text:p>
      <text:p text:style-name="P61">…</text:p>
      <text:p text:style-name="P6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1">«<text:span text:style-name="T39">Чужестранец-человек разбил сердце нашей обожаемой Селестии! Двор в отчаянии </text:span><text:span text:style-name="T14">—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1">Папарацци хреновы!</text:p>
      <text:p text:style-name="P6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1"><text:span text:style-name="T10">– </text:span>Привет, Эй-Джей! У тебя проблемы?</text:p>
      <text:p text:style-name="P6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6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1"><text:span text:style-name="T10">– </text:span>Думаю, я могу починить телегу. Только больших нагрузок эта ось уже не выдержит. Но до фермы худо-бедно доедете.</text:p>
      <text:p text:style-name="P61">Эпплджек с сомнением посмотрела на меня.</text:p>
      <text:p text:style-name="P61"><text:span text:style-name="T10">– </text:span>Хошь сказать, ты в Кантерлоте у Селестии под крылышком телеги чинил? Или Рэр сбрехала про Селестию?</text:p>
      <text:p text:style-name="P61">Я мысленно ругнулся на языкатую единорожку и молча достал пенал с инструментами.</text:p>
      <text:p text:style-name="P61">…</text:p>
      <text:p text:style-name="P61">Собрав инструмент, я потолкал тележку назад-вперёд.</text:p>
      <text:p text:style-name="P61"><text:span text:style-name="T10">– Г</text:span>отово. Принимай работу, хозяйка!</text:p>
      <text:p text:style-name="P61">Эпплджек стиснула меня в сокрушающих объятиях.</text:p>
      <text:p text:style-name="P61"><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1"><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1"><text:span text:style-name="T10">– </text:span>Этой... Бери... Сам делал... Ток не говори никому, лады?</text:p>
      <text:p text:style-name="P61">Я сунул флягу за пазуху. Биг Мак молниеносно накрыл дерюгой подсумок и через мгновение за телегу заглянула Эпплджек.</text:p>
      <text:p text:style-name="P61"><text:span text:style-name="T10">– </text:span>Чегой-то вы тут скрытничаете, а?</text:p>
      <text:p text:style-name="P6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6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3">именно в такой последовательности.</text:span></text:p>
      <text:p text:style-name="P6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3">объявляла вывеска.</text:span></text:p>
      <text:p text:style-name="P6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1"><text:span text:style-name="T10">– </text:span>Свободно? <text:span text:style-name="T10">– </text:span>спросил я у единственной пони, сидящей за столиком.</text:p>
      <text:p text:style-name="P61"><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1"><text:span text:style-name="T10">– <text:s/></text:span>Пирог с грибами, яишницу и чизкейк<text:span text:style-name="T10"> – </text:span>сообщил я подошедшей официантке.</text:p>
      <text:p text:style-name="P6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61"><text:span text:style-name="T10">–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0">– </text:span>Вы, наверное, ждёте кого-то?</text:p>
      <text:p text:style-name="P64"><text:span text:style-name="T10">– </text:span>Неа.</text:p>
      <text:p text:style-name="P64"><text:span text:style-name="T10">– </text:span>Просто обедаете?</text:p>
      <text:p text:style-name="P64"><text:span text:style-name="T10">– </text:span>Неа.</text:p>
      <text:p text:style-name="P64"><text:span text:style-name="T10">– </text:span>Просто сидите и мрачно смотрите на меня?</text:p>
      <text:p text:style-name="P64"><text:span text:style-name="T10">– </text:span>Неа.</text:p>
      <text:p text:style-name="P64">Хм, а эта пони не из разговорчивых. Ну ладно.</text:p>
      <text:p text:style-name="P64"><text:span text:style-name="T10">– </text:span>А что же вы делаете?</text:p>
      <text:p text:style-name="P64"><text:span text:style-name="T10">– </text:span>Веселюсь. <text:span text:style-name="T10">– </text:span>мрачно заявила пони.</text:p>
      <text:p text:style-name="P64"><text:span text:style-name="T10">– </text:span>Если я вас достал, то так и скажите. Извините.</text:p>
      <text:p text:style-name="P64">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oft-page-break/><text:span text:style-name="T10">– </text:span>Привет, Макс!</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0">– </text:span>Мы с вами раньше встречались?</text:p>
      <text:p text:style-name="P6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0">– </text:span>Оставь, Салвер.<text:span text:style-name="T10"> </text:span>Ему за счёт заведения.</text:p>
      <text:p text:style-name="P61"><text:span text:style-name="T10">– </text:span>Ясно, мисс Пинки. <text:span text:style-name="T10">– </text:span>официантка кивнула и ушла.</text:p>
      <text:p text:style-name="P61"><text:span text:style-name="T10">– Ч</text:span>его-о-о?<text:span text:style-name="T10"> </text:span>Так это твой бар?</text:p>
      <text:p text:style-name="P6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1">Говоря это, кобылка оттянула передними копытами нижние веки, став похожей на маньяка.</text:p>
      <text:p text:style-name="P6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6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6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1"><text:span text:style-name="T10">– </text:span>У меня есть идея получше. <text:span text:style-name="T10">– </text:span>на свет показалась фляга Большого Макинтоша.</text:p>
      <text:p text:style-name="P6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1"><text:span text:style-name="T10">– </text:span>Починил телегу. Только молчок про самогон, раз уж ты в курсе. <text:span text:style-name="T10">– </text:span>я разлил сидр по чашкам.</text:p>
      <text:p text:style-name="P6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1"><text:s/>Сидр Биг Мака на вкус был безобидным, чуть забродившим яблочным соком. Я выпил полную чашку и заявил Пинки:</text:p>
      <text:p text:style-name="P61"><text:span text:style-name="T10">– </text:span>Эт-то ты наззваешь ссуфер-ддуфер-ссильн...?</text:p>
      <text:p text:style-name="P6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1"><text:span text:style-name="T10">– У </text:span>тебя такая смешная мордочка! <text:span text:style-name="T10">– </text:span>захихикали Пинки, покачиваясь. <text:span text:style-name="T10">– </text:span>Как будто ты <text:span text:style-name="T73">подкову </text:span>в пироге обнаружил. Или Селестию в ванной.</text:p>
      <text:p text:style-name="P61">Это сравнение пробудило во мне полузабытое воспоминание.</text:p>
      <text:p text:style-name="P61"><text:span text:style-name="T10">– </text:span>Эммм... Скажи-ка мне, мой друг П-п-пинки... Легенда про фаэри <text:span text:style-name="T15">— </text:span><text:span text:style-name="T73">эт правда?</text:span></text:p>
      <text:p text:style-name="P61"><text:soft-page-break/><text:span text:style-name="T15">– </text:span><text:span text:style-name="T73">Какая из? Их много, вообще-то. Ик!</text:span></text:p>
      <text:p text:style-name="P61"><text:span text:style-name="T15">– </text:span><text:span text:style-name="T73">Про принцесс. Про то, что они фаэри, спустившиеся с неба во плоти, чтоб помогать пони управлять Эквестрией?</text:span></text:p>
      <text:p text:style-name="P61"><text:span text:style-name="T15">– </text:span><text:span text:style-name="T73">Макс, </text:span><text:span text:style-name="T15">– </text:span><text:span text:style-name="T73">захихикала Пинки, взъерошив копытами розовые кудряшки и попытавшись соорудить из них бороду, </text:span><text:span text:style-name="T15">–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1"><text:span text:style-name="T15">–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61"><text:span text:style-name="T15">– </text:span><text:span text:style-name="T73">Ты что-о-о! Нельзя любить фаэри! Она похитит твоё сердце, и ты будешь искать её, пока не... </text:span><text:span text:style-name="T15">– </text:span><text:span text:style-name="T73">Пинки погрузилась в так и не съеденный салат «по-Кантерлотски» и захрапела.</text:span></text:p>
      <text:p text:style-name="P61"><text:span text:style-name="T15">– </text:span><text:span text:style-name="T73">Пока не умру?</text:span></text:p>
      <text:p text:style-name="P61"><text:span text:style-name="T15">– </text:span><text:span text:style-name="T73">Нет, глупенький, </text:span><text:span text:style-name="T15">– </text:span><text:span text:style-name="T73">пробулькала Пинки из миски. </text:span><text:span text:style-name="T15">– </text:span><text:span text:style-name="T73">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5"><text:span text:style-name="T10">– </text:span>У нас?</text:p>
      <text:p text:style-name="P65">Пинки молча поддела меня носом и с неожиданной<text:tab/>для такой маленькой кобылки силой буквально закинула меня себе на спин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0">– </text:span>Стооой! <text:span text:style-name="T10">– </text:span>заорал я. <text:span text:style-name="T10">– </text:span>Выпрыгивай из бочки!!!</text:p>
      <text:p text:style-name="P65">Кобылка-пилот улыбнулась и постукала копытцем по шлему, показывая, что не слышит меня.</text:p>
      <text:p text:style-name="P65"><text:span text:style-name="T10">– </text:span>Выпрыгивааа... <text:span text:style-name="T10">–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0">– </text:span>Смотри, вот те и ответ на вопрос, куда деваются пони!</text:p>
      <text:p text:style-name="P65"><text:span text:style-name="T10">– </text:span>Где? <text:span text:style-name="T10">– </text:span>единорожка начала оглядываться.</text:p>
      <text:p text:style-name="P6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5"><text:span text:style-name="T10">– </text:span>И что? Я всё равно не пойму, куда пони деваются? И куда пропала Скуталу?</text:p>
      <text:p text:style-name="P6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1"/>
      <text:p text:style-name="P101">Приветствую тебя, мой маленький человек!</text:p>
      <text:p text:style-name="P10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10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10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3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10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10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10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10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10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10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10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10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10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101">«<text:span text:style-name="T10">P.S. Н</text:span>е гневите мироздание воровством! <text:span text:style-name="T39">Обмен рулит</text:span>!»</text:p>
      <text:p text:style-name="P10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10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101"/>
      <text:p text:style-name="P5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9"/>
      <text:p text:style-name="P59">P.S.P.S. <text:span text:style-name="T1">Я всё равно дождусь, когда ты перестанешь злиться!</text:span></text:p>
      <text:p text:style-name="P99"/>
      <text:h text:style-name="Heading_20_2" text:outline-level="2">13. Мэйнхэттен</text:h>
      <text:p text:style-name="P115">ZZ Top – Gimme all your lovin</text:p>
      <text:p text:style-name="P115">Mothley Crue – Kick Start My Heart</text:p>
      <text:p text:style-name="P65"><text:span text:style-name="T10">–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0">– </text:span>Не отсылается. Глюк какой-то.</text:p>
      <text:p text:style-name="P65"><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0">– </text:span>Это неправильно! <text:span text:style-name="T10">– </text:span>заявила Рэйнбоу Дэш, отвернувшись от окна.</text:p>
      <text:p text:style-name="P6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5"><text:span text:style-name="T10">– </text:span>Да я не про то! <text:span text:style-name="T10">– </text:span>отмахнулась пегаска. <text:span text:style-name="T10">– </text:span>Посмотри на поле.</text:p>
      <text:p text:style-name="P65"><text:span text:style-name="T10">– </text:span>И что? Поле как поле.</text:p>
      <text:p text:style-name="P65"><text:span text:style-name="T10">– </text:span>Оно не убрано. <text:span text:style-name="T10">– </text:span>мрачно ответила пегаска. <text:span text:style-name="T10">–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0">– </text:span>У самого посёлка поля убраны. Наверняка дойдёт дело и до остальных.</text:p>
      <text:p text:style-name="P6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0">– </text:span>Спасибо, но от пинкиных плюшек у меня фланки округляются.</text:p>
      <text:p text:style-name="P65"><text:span text:style-name="T10">– </text:span>Да ладно тебе, Рэйнбоу Дэш! От одной не округлятся.</text:p>
      <text:p text:style-name="P6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0"> </text:span>Как будто…</text:p>
      <text:p text:style-name="P65"><text:span text:style-name="T10">–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0">– </text:span>Они паслись… Ты можешь себе представить? Макс! Они ПАСЛИСЬ! Ели траву, как какие-то дикари! Фигня какая-то…</text:p>
      <text:p text:style-name="P6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0">– </text:span>Что за…?</text:p>
      <text:p text:style-name="P13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0">– </text:span>Леди и джентльпони! Просьба не паниковать! Поезд дальше не идёт: впереди провал! <text:span text:style-name="T10">– </text:span>крикнул проводник.</text:p>
      <text:p text:style-name="P65"><text:span text:style-name="T10">– </text:span>Какой ещё, в дышло, провал? Я проезжал тут два дня назад!</text:p>
      <text:p text:style-name="P65"><text:span text:style-name="T10">– </text:span>Безобразие! Верните мне деньги за билет!</text:p>
      <text:p text:style-name="P65"><text:span text:style-name="T10">– </text:span>Как вы смеете! Я опоздаю в порт! <text:s/><text:span text:style-name="T10">–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0">– </text:span>Дэш, нам надо на ту сторону.</text:p>
      <text:p text:style-name="P65"><text:span text:style-name="T10">– </text:span>Нет проблем. Я могу тебя перенести.</text:p>
      <text:p text:style-name="P65">Я с сомнением посмотрел на пегаску. Дэш в холке была мне по пояс.</text:p>
      <text:p text:style-name="P65"><text:span text:style-name="T10">– </text:span>Ты точно в этом уверена?</text:p>
      <text:p text:style-name="P6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5"><text:soft-page-break/>Мля.</text:p>
      <text:p text:style-name="P6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text:p>
      <text:p text:style-name="P6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0">– </text:span>Я чувствую, что только что упустил отличную возможность отлить на вселенную!</text:p>
      <text:p text:style-name="P65"/>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10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3">– </text:span><text:span text:style-name="T57">прочитал охранник, близоруко щурясь.</text:span></text:p>
      <text:p text:style-name="P65"><text:span text:style-name="T10">– </text:span>Удостоверение личности предъявлять? <text:span text:style-name="T10">– </text:span>осведомился я.</text:p>
      <text:p text:style-name="P6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5">Дэш, ни слова не говоря, прислонила ухо к двери.</text:p>
      <text:p text:style-name="P65"><text:span text:style-name="T10">– </text:span>Будешь смеяться, но именно этим он и занят. Вызывает полицию по телефону. <text:span text:style-name="T10">– </text:span>сообщила пегаска.</text:p>
      <text:p text:style-name="P6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0">– </text:span>Сколько у нас времени?</text:p>
      <text:p text:style-name="P65">Дэш почесала в затылке.</text:p>
      <text:p text:style-name="P65"><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0">– </text:span>Тогда давай сначала обыщем контору. Если уж полиция всё равно едет сюда, так пусть у них хотя бы будет повод!</text:p>
      <text:p text:style-name="P65"/>
      <text:p text:style-name="P66"><text:soft-page-break/>***</text:p>
      <text:p text:style-name="P65"/>
      <text:p text:style-name="P65">Разумеется, полиция приехала, как только мы обнаружили эти чёртовы резонаторы — иначе ж и быть не могло!</text:p>
      <text:p text:style-name="P65">…</text:p>
      <text:p text:style-name="P6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9">вайлайт в Понивилле, услышав про портативный ускоритель, захочет его получить. Макс смутится</text:span><text:span text:style-name="T10">&gt;</text:span></text:p>
      <text:p text:style-name="P65">Снаружи послышался вой сирены и цокот множества копыт.</text:p>
      <text:p text:style-name="P6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0">– </text:span>Это твои двадцать минут? <text:span text:style-name="T10">– </text:span>возмутился я. <text:span text:style-name="T10">– </text:span>Да ещё и десяти не прошло!</text:p>
      <text:p text:style-name="P65">Дэш вымучено скривилась.</text:p>
      <text:p text:style-name="P6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5">Я разбил топором стеклянные дверцы прибора и вытащил рубины.</text:p>
      <text:p text:style-name="P6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0">– </text:span>Ну уж фигушки. Я тебя тут не оставлю.</text:p>
      <text:p text:style-name="P6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pan text:style-name="T10">– </text:span>Быстро за мной! <text:span text:style-name="T10">–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0">– Ю-</text:span>хууу<text:span text:style-name="T10">!!!</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0">– </text:span>Где-то тут должна быть дверь на крышу. Не могли же они залазить туда по пожарной лестнице?</text:p>
      <text:p text:style-name="P6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0">– </text:span>Макс, подвинься!</text:p>
      <text:p text:style-name="P65">Пегаска оттеснила меня крупом и повернулась к двери задом.</text:p>
      <text:p text:style-name="P65"><text:span text:style-name="T10">–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0">– </text:span>Ты чего на меня так уставился? <text:span text:style-name="T10">– </text:span>подозрительно спросила пегаска.</text:p>
      <text:p text:style-name="P65"><text:span text:style-name="T10">– </text:span>Да так… Не ожидал, что ты такая…</text:p>
      <text:p text:style-name="P6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0">– </text:span>Ты! Не! По! Нял! Те! Бе! Не! Льзя! Тут! Ос! Та! ВАТЬСЯ!!! <text:span text:style-name="T10">–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pan text:style-name="T10">– </text:span>Ты чего делаешь??!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text:soft-page-break/>Некоторое время было тихо. Потом хлопнули ставни и чей-то сонный голос недовольно пробормотал:</text:p>
      <text:p text:style-name="P65"><text:span text:style-name="T10">–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0">–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0">– </text:span>Так-так, посмотрим, что тут у нас. Ага. Гм. Это наверняка тот монстр-человек,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0">– </text:span>А это у нас кто? Гмм. Пегаска. Вот так раз! Рэйнбоу Дэш! Какими судьбами?</text:p>
      <text:p text:style-name="P65"><text:span text:style-name="T10">– </text:span>ТРИКСИ! <text:span text:style-name="T10">– <text:s/></text:span>фейсхуфнула Дэш. <text:span text:style-name="T10">– </text:span>Во имя Селестии, ЧТО ты тут делаешь?!!</text:p>
      <text:p text:style-name="P6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0">– </text:span>Ей ведь нельзя рассказывать, да?</text:p>
      <text:p text:style-name="P65"><text:span text:style-name="T10">– </text:span>Нельзя. <text:span text:style-name="T10">– </text:span>подтвердил я. <text:span text:style-name="T10">–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0">– </text:span>ОГО!</text:p>
      <text:p text:style-name="P65">Единорожка аж уселась на крыльцо от удивления.</text:p>
      <text:p text:style-name="P65"><text:span text:style-name="T10">– </text:span>Представлем себе, ЧТО вы скрываете, если ты готова на ТАКОЕ! Признаюсь, вам удалось нас заинтересовать!</text:p>
      <text:p text:style-name="P65"><text:soft-page-break/>Единорожка в задумчивости стала ходить по веранде туда-сюда, разговаривая сама с собой.</text:p>
      <text:p text:style-name="P6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0">– </text:span>Мы приняли решение не выдавать вас полиции в обмен на то, что вы расскажете нам о вашей секретной миссии!</text:p>
      <text:p text:style-name="P65"><text:span text:style-name="T10">– </text:span>Не пойдёт! <text:span text:style-name="T10">– </text:span>заявил я. <text:span text:style-name="T10">– </text:span>Я уже сказал, что это тайна. Мне добавить нечего.</text:p>
      <text:p text:style-name="P65"><text:span text:style-name="T10">– </text:span>Да неужели? <text:span text:style-name="T10">– </text:span>захлопала ресницами Трикси. <text:span text:style-name="T10">–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text:p>
      <text:p text:style-name="P55"/>
      <text:p text:style-name="P6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0">– </text:span>Стой! Что ты там сказала о Селестии?</text:p>
      <text:p text:style-name="P65">Трикси молча левитировала мне газеты с трюмо.</text:p>
      <text:p text:style-name="P65">Фак! Фак-фак-фак!!!</text:p>
      <text:p text:style-name="P65">«<text:span text:style-name="T39">Исчезновение дневной главы диархии: Эквестрия в панике!</text:span>» (статья двухдневной давности).</text:p>
      <text:p text:style-name="P65">«<text:span text:style-name="T3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5">«<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65">«<text:span text:style-name="T3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5"><text:soft-page-break/>– <text:span text:style-name="T1">ОНИ ЧТО, ШУТОК НЕ ПОНИМАЮТ?!! </text:span>– <text:span text:style-name="T1">заорал я наконец. </text:span>– <text:span text:style-name="T1">Нашли пониеда, ёб их </text:span><text:span text:style-name="T30">дымоходом через коромысло</text:span><text:span text:style-name="T1">!!!</text:span></text:p>
      <text:p text:style-name="P6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10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0">–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99"/>
      <text:p text:style-name="P9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102">–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Трижды дерьмо!!! Я забыл, что для проведения эксперимента, нам нужна помощь Селестии!</text:p>
      <text:p text:style-name="P65"/>
      <text:p text:style-name="P10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3"><text:soft-page-break/>МУ-ХА-ХА!</text:p>
      <text:p text:style-name="P4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5">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5">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0"/>
      <text:h text:style-name="Heading_20_2" text:outline-level="2">14. <text:span text:style-name="T1">Деградация</text:span></text:h>
      <text:p text:style-name="P55">&lt;<text:span text:style-name="T75">David Bowie - Lets Dance/ Ashes To Ashes</text:span></text:p>
      <text:p text:style-name="P55"><text:span text:style-name="T75">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9">Добро пожаловать в Груммингтон! Вам здесь рады!</text:span></text:p>
      <text:p text:style-name="P65"><text:soft-page-break/><text:span text:style-name="T39">Население города </text:span><text:span text:style-name="T76">302 пони</text:span><text:span text:style-name="T39">.</text:span></text:p>
      <text:p text:style-name="P65"><text:span text:style-name="T76">250 пони</text:span><text:span text:style-name="T39">.</text:span></text:p>
      <text:p text:style-name="P65"><text:span text:style-name="T76">125 поней</text:span><text:span text:style-name="T39">.</text:span></text:p>
      <text:p text:style-name="P65"><text:span text:style-name="T39">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10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10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10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10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10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10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7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7">Крепко обнимаю, чешу холку, хлопаю по шее! Твой Макс. </text:span><text:span text:style-name="T26">Дружба </text:span><text:span text:style-name="T47">—</text:span><text:span text:style-name="T26"> </text:span><text:span text:style-name="T3">э</text:span><text:span text:style-name="T26">то, </text:span><text:span text:style-name="T78">так её </text:span><text:span text:style-name="T3">разэтак</text:span><text:span text:style-name="T78">,</text:span><text:span text:style-name="T26"> магия!</text:span><text:span text:style-name="T68">»</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text:soft-page-break/>–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text:soft-page-break/>–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 Хорошая… ммм… сказка… – пробормотала пегаска сонно. Зевнув во весь рот она потянулась и, обняв мою ногу, заснула.</text:p>
      <text:p text:style-name="P6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text:soft-page-break/>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76">37 пни</text:span></text:p>
      <text:p text:style-name="P107">24пн</text:p>
      <text:p text:style-name="P107">15</text:p>
      <text:p text:style-name="P65"><text:span text:style-name="T39">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9">Добро пожаловать в Груммингтон! Вам здесь рады!</text:span></text:p>
      <text:p text:style-name="P65"><text:span text:style-name="T39">Население города </text:span><text:span text:style-name="T76">302 пони</text:span><text:span text:style-name="T39">.</text:span></text:p>
      <text:p text:style-name="P65"><text:span text:style-name="T76">250 пони</text:span><text:span text:style-name="T39">.</text:span></text:p>
      <text:p text:style-name="P65"><text:span text:style-name="T76">125 поней</text:span><text:span text:style-name="T39">.</text:span></text:p>
      <text:p text:style-name="P65"><text:span text:style-name="T39">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0">&lt;</text:span><text:span text:style-name="T66">Metallica-Enter Sandman</text:span><text:span text:style-name="T10">&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98"/>
      <text:p text:style-name="P98">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5">&lt;<text:span text:style-name="T65">Elo - Sorrow about to fall</text:span>&gt;</text:p>
      <text:p text:style-name="P55">&lt;<text:span text:style-name="T65">Kiss – I Was Made For Lovin’ You</text:span>&gt;</text:p>
      <text:p text:style-name="P6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0">«</text:span><text:span text:style-name="T4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text:soft-page-break/>–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вижу скалу Кантерлот. Ещё день пути — и сворачиваем к Понивиллю.</text:p>
      <text:p text:style-name="P65">– А ты выдержишь?</text:p>
      <text:p text:style-name="P65">Пегаска фыркнула.</text:p>
      <text:p text:style-name="P65"><text:soft-page-break/>–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text:p>
      <text:p text:style-name="P102">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102"><text:s/>В какой-то момент пришло осознание.</text:p>
      <text:p text:style-name="P10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102">– Док, позавчерашний приходит в сознание!</text:p>
      <text:p text:style-name="P102">– Следи за давлением.</text:p>
      <text:p text:style-name="P102">В поле зрения появляется предмет. Сквозь ресницы видны только его расплывчатые очертания. Предмет движется, проводя какие-то манипуляции.</text:p>
      <text:p text:style-name="P102">Я открываю глаза и вижу фигуру в голубом.</text:p>
      <text:p text:style-name="P10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102"><text:soft-page-break/>– Больной, как вы себя чувствуете? Вы можете назвать своё имя?</text:p>
      <text:p text:style-name="P102">Я закрываю глаза и пытаюсь вспомнить.</text:p>
      <text:p text:style-name="P10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10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102">Я вспомнил почти всё. Моё имя? Осталось вспомнить имя. Меня зовут...</text:p>
      <text:p text:style-name="P102">– Ма-а-акс! Ма-а-акс! Ма-а-акс!</text:p>
      <text:p text:style-name="P10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102">Я открываю глаза и вижу фигуру в голубом.</text:p>
      <text:p text:style-name="P65">…</text:p>
      <text:p text:style-name="P65">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text:soft-page-break/>–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0">–</text:span> А какой у тебя там был образ жизни?</text:p>
      <text:p text:style-name="P65"><text:span text:style-name="T10">–</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0">–</text:span> Дискордовы яйца! Ты сидел в тюрьме? За что тебя посадили?</text:p>
      <text:p text:style-name="P65"><text:span text:style-name="T10">–</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9">пишешь</text:span><text:span text:style-name="T59"> программу, запускаешь её, а потом она делает что-то для тебя.</text:span></text:p>
      <text:p text:style-name="P4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9"><text:span text:style-name="T1">–</text:span> Вряд ли меня так можно называть. Очень далёкие параллели. <text:span text:style-name="T1">И у</text:span> нас совсем нет магии.</text:p>
      <text:p text:style-name="P65"><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7">Пегаска <text:span text:style-name="T10">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6"/>
      <text:p text:style-name="P56">…</text:p>
      <text:p text:style-name="P56">&lt;<text:bookmark text:name="eow-title"/><text:span text:style-name="T69">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77">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0">—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0">– </text:span>Выф-выф-вуф! <text:span text:style-name="T10">– </text:span>возразил я.</text:p>
      <text:p text:style-name="P67">Отпихнув от лица живот пегаски и выплюнув шерсть, я продолжил.</text:p>
      <text:p text:style-name="P67"><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0">– </text:span>Дэш, я знаю. Просто не могу о ней забыть.</text:p>
      <text:p text:style-name="P67">Пегаска тяжело поднялась.</text:p>
      <text:p text:style-name="P67"><text:span text:style-name="T10">– </text:span>Везёт же некоторым. <text:span text:style-name="T10">– </text:span>пробормотала она, раскрывая крылья для просушки.</text:p>
      <text:p text:style-name="P67">…</text:p>
      <text:p text:style-name="P6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4">– </text:span><text:span text:style-name="T45">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0">.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5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6">– <text:span text:style-name="T1">Дэш… Ты же понимаешь, что я не люблю тебя?</text:span></text:p>
      <text:p text:style-name="P56">–<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5">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8">&lt;<text:span text:style-name="T65">Mothley Crue – Cickstart my heart</text:span>&gt;</text:p>
      <text:p text:style-name="P67">«<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text:p>
      <text:p text:style-name="P67"/>
      <text:p text:style-name="P67">Я отложил стопку газет, принесенных пегаской.</text:p>
      <text:p text:style-name="P67"><text:span text:style-name="T10">–</text:span> Про меня таки забыли. Отлично.</text:p>
      <text:p text:style-name="P67"><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7"><text:span text:style-name="T10">–</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0">– </text:span>Твайлайт, привет! Мы вернулись! <text:span text:style-name="T10">–</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0">– К</text:span>АКОГО ХУЯ?!! Твайлайт, ёб твою понимать, ты чё творишь? <text:span text:style-name="T10">– </text:span>я вцепился в ручку двери.</text:p>
      <text:p text:style-name="P67"><text:span text:style-name="T10">– </text:span>Твайли, ты чего? <text:span text:style-name="T10">– </text:span>брыкалась Дэш. <text:span text:style-name="T10">– </text:span>Немедленно опусти меня на пол!</text:p>
      <text:p text:style-name="P6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ХРУСТЬ!</text:p>
      <text:p text:style-name="P67">Дверная ручка оторвалась с мясом и я продолжил низвержение в подвал.</text:p>
      <text:p text:style-name="P6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0">–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0">– </text:span>Твайлайт, не смей! <text:span text:style-name="T10">– </text:span>хриплым от ужаса голосом прошептал я.</text:p>
      <text:p text:style-name="P6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0">– </text:span>А-А-А-А-А-А!</text:p>
      <text:p text:style-name="P67"><text:soft-page-break/>Вжик-вжие-вжик!</text:p>
      <text:p text:style-name="P67">Лоскутья одежды полетели на пол. Я лежал на столе как новорождённый и орал соответственно.</text:p>
      <text:p text:style-name="P67"><text:span text:style-name="T10">– О</text:span>у! <text:span text:style-name="T77">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0">– </text:span>Хрен-то тебе зачем? <text:span text:style-name="T10">– </text:span>с бессильной злостью спросил я. <text:span text:style-name="T10">– </text:span><text:span text:style-name="T77">Т</text:span>ы собираешься устроить филиал порнхаба для пони-извращенцев?</text:p>
      <text:p text:style-name="P6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pan text:style-name="T10">– </text:span>А если попроще?</text:p>
      <text:p text:style-name="P6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7"><text:span text:style-name="T10">–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7">***</text:p>
      <text:p text:style-name="P57"/>
      <text:p text:style-name="P67"><text:span text:style-name="T10">–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0">–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oft-page-break/><text:span text:style-name="T10">– </text:span>А-А-А-А-А-А!!!</text:p>
      <text:p text:style-name="P67"/>
      <text:p text:style-name="P68">***</text:p>
      <text:p text:style-name="P68"/>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0">– </text:span>Никогда, слышишь, никогда больше не смей подымать меня...</text:p>
      <text:p text:style-name="P67"><text:span text:style-name="T10">– </text:span>Откуда я знала, что резонансное заклинание так среагирует на...</text:p>
      <text:p text:style-name="P67"><text:span text:style-name="T10">– М</text:span>акс? <text:span text:style-name="T10">– </text:span>пегаска заметила, что я открыл глаза. <text:span text:style-name="T10">– </text:span>Ты в порядке?</text:p>
      <text:p text:style-name="P67">Я издал нечто среднее между брачным рёвом лося и стоном умирающего слона.</text:p>
      <text:p text:style-name="P6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0">–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7"><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7"><text:span text:style-name="T10">– </text:span>Что ты сказала? А ну, повтори? <text:span text:style-name="T10">– </text:span>взвилась пегаска.</text:p>
      <text:p text:style-name="P6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7"><text:span text:style-name="T10">– </text:span>Ась?</text:p>
      <text:p text:style-name="P67"><text:span text:style-name="T10">– </text:span>Что?</text:p>
      <text:p text:style-name="P67"><text:span text:style-name="T10">– </text:span>Какой? <text:span text:style-name="T10">– </text:span>разом <text:span text:style-name="T10">о</text:span>бернулась ко мне компания.</text:p>
      <text:p text:style-name="P6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0">– </text:span>Рэр, иногда лучше жевать, чем говорить. Вот честно!</text:p>
      <text:p text:style-name="P6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0">– </text:span>Они лежали в нагрудном кармане рубашки.</text:p>
      <text:p text:style-name="P67">Твайлайт отвлеклась от доски.</text:p>
      <text:p text:style-name="P67"><text:span text:style-name="T10">–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0">– </text:span>Вот, прибрался малёхо. Но с потолка сажу ещё не успел счистить, там стремянка нужна.</text:p>
      <text:p text:style-name="P67"><text:span text:style-name="T10">– </text:span>Спайки-Вайки, не выкидывай одежду, пожалуйста. В ней должны быть рубины.</text:p>
      <text:p text:style-name="P67"><text:span text:style-name="T10">– </text:span>Какие рубины? <text:span text:style-name="T10">– </text:span>переспросил Спайк и зажевал быстрее.</text:p>
      <text:p text:style-name="P67"><text:span text:style-name="T10">–</text:span> Резонаторные! <text:span text:style-name="T10">–</text:span> холодея, ответил я. <text:span text:style-name="T10">– </text:span>В кармане рубашки должны лежать четыре кристалла.</text:p>
      <text:p text:style-name="P6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4"/>
      <text:p text:style-name="P67">…</text:p>
      <text:p text:style-name="P67"/>
      <text:p text:style-name="P6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0">– </text:span>Макс. Ты сейчас правильный, или нет?</text:p>
      <text:p text:style-name="P67"><text:span text:style-name="T10">– </text:span>Макс, ты как? Тебе уже лучше? <text:span text:style-name="T10">– </text:span>в прямоугольнике появилась голова Рэйнбоу Дэш.</text:p>
      <text:p text:style-name="P67"><text:span text:style-name="T10">– </text:span>Фигурально выражаясь, ты в себе? <text:span text:style-name="T10">– </text:span>вклинилась между ними Твайлайт Спаркл.</text:p>
      <text:p text:style-name="P67"><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0">– </text:span>Отпустите. Я уже правильный. <text:span text:style-name="T10">–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7"><text:span text:style-name="T10">– </text:span>Спайк!!! Немедленно... <text:s/>сбегай в лавку к Кейкам за выпечкой! Нам всем нужно успокоиться.</text:p>
      <text:p text:style-name="P67"><text:span text:style-name="T10">– </text:span>Уже бегу!</text:p>
      <text:p text:style-name="P67"/>
      <text:p text:style-name="P68">***</text:p>
      <text:p text:style-name="P67"/>
      <text:p text:style-name="P6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7"><text:span text:style-name="T10">– </text:span>Не беспокойся, всё просчитано. Я уверена, я подчёркиваю, абсолютно уверена в безопасности эксперимента!</text:p>
      <text:p text:style-name="P67"><text:span text:style-name="T10">– </text:span>Ой, чего-то мне нехорошо становится, когда ты так говоришь...</text:p>
      <text:p text:style-name="P67"><text:span text:style-name="T10">–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8">&lt;<text:span text:style-name="T65">Mission Impossible theme</text:span>&gt;</text:p>
      <text:p text:style-name="P6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7">Я переношусь к основанию башни.</text:p>
      <text:p text:style-name="P6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9">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7">Мириады пульсирующих нитей сходятся к центру комнаты, где на матрасе лежит скелет аликорна.</text:p>
      <text:p text:style-name="P67">Я осторожно пересекаю комнату и захлопываю двери на балкон.</text:p>
      <text:p text:style-name="P67"><text:span text:style-name="T10">– </text:span>А-а-а, ты всё-таки пришёл… <text:span text:style-name="T10">– </text:span>шелестит скрипучий голос за моей спиной.</text:p>
      <text:p text:style-name="P6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0">–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0">– </text:span>Открой балкон. Я призвала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7"><text:span text:style-name="T10">– </text:span>Сожалею, что не могу убить тебя.</text:p>
      <text:p text:style-name="P67">Обернувшись я встречаюсь с рогом аликорницы, нацеленным мне в грудь.</text:p>
      <text:p text:style-name="P67"><text:span text:style-name="T10">– </text:span>Твоё тело соткано из наваждения — мне ли не знать! Я всё ещё Владыка Снов.</text:p>
      <text:p text:style-name="P67"><text:soft-page-break/>Я делаю шаг назад, на балкон. Луна трескуче смеётся и шагает следом.</text:p>
      <text:p text:style-name="P67"><text:span text:style-name="T10">– </text:span>Но что в мо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0">–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0">– </text:span>Кимеринн погиб, чтобы ты жил.</text:p>
      <text:p text:style-name="P67">Шаг назад.</text:p>
      <text:p text:style-name="P67"><text:span text:style-name="T10">– </text:span>Селли осталась без магии и развоплотилась из-за тебя.</text:p>
      <text:p text:style-name="P67">Шаг назад.</text:p>
      <text:p text:style-name="P67"><text:span text:style-name="T10">– </text:span>Столько надежд впустую. И, как финальная насмешка, ты увидишь гибель всего, что мне дорого?! Не бывать этому! ПОШЁЛ ВОН!!!</text:p>
      <text:p text:style-name="P67">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6"/>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10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0">– </text:span>Как тебя зовут, малышка? Я постараюсь найти тебя. Может быть, ещё не поздно.</text:p>
      <text:p text:style-name="P67">Пегаска приветственно машет копытом.</text:p>
      <text:p text:style-name="P44"><text:span text:style-name="T50">– </text:span><text:span text:style-name="T41">Шейла! Шейла Блюскай! И я уже не малышка! </text:span><text:span text:style-name="T50">– </text:span><text:span text:style-name="T41">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106"/>
      <text:p text:style-name="P68">***</text:p>
      <text:p text:style-name="P6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4">–</text:span><text:span text:style-name="T45"> … чувствуешь, дорогая Рэрити?! Я могу чем-нибудь помочь? Вот, выпей воды! </text:span><text:span text:style-name="T54">–</text:span><text:span text:style-name="T45">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0">– </text:span>Ну что? Увидел что-нибудь, сахарок?</text:p>
      <text:p text:style-name="P67">Пони уставились на меня с надеждой.</text:p>
      <text:p text:style-name="P67"><text:span text:style-name="T10">– </text:span>Да.</text:p>
      <text:p text:style-name="P67">Откровение давило на психику как тонна кирпичей. Я не знал, что им сказать. Я не мог.</text:p>
      <text:p text:style-name="P67"><text:span text:style-name="T10">– П</text:span>ревосходно!</text:p>
      <text:p text:style-name="P67"><text:span text:style-name="T10">– </text:span>Это просто супер-дупер-здоровски-потрясно!</text:p>
      <text:p text:style-name="P67"><text:span text:style-name="T10">– </text:span>Йей!</text:p>
      <text:p text:style-name="P67"><text:span text:style-name="T10">– </text:span>Ю-ху!</text:p>
      <text:p text:style-name="P67"><text:span text:style-name="T10">– О</text:span>фигенно! Мы победили! Макс, ты молодец!</text:p>
      <text:p text:style-name="P67"><text:span text:style-name="T10">– </text:span>Замечательно! Секундочку, я приготовлю дневник…</text:p>
      <text:p text:style-name="P67">Восторг пони постепенно сменился ожиданием. Я молчал.</text:p>
      <text:p text:style-name="P67"><text:span text:style-name="T10">– </text:span>Э-м-м? И что же ты увидел? <text:span text:style-name="T10">– </text:span>не выдержала Твайлайт.</text:p>
      <text:p text:style-name="P67"><text:span text:style-name="T10">– </text:span>Я… не могу сказать.</text:p>
      <text:p text:style-name="P67">Ожидание сменилось недоумением. Рэйнбоу Дэш насмешливо скривила губы.</text:p>
      <text:p text:style-name="P67"><text:span text:style-name="T10">– </text:span>Да ладно! Кончай прикалываться, мы же ждём! Шутка зачлась!</text:p>
      <text:p text:style-name="P67"><text:span text:style-name="T10">– </text:span>Не могу!!!</text:p>
      <text:p text:style-name="P67">…</text:p>
      <text:p text:style-name="P67">Молчание прервала Эпплджек.</text:p>
      <text:p text:style-name="P67"><text:soft-page-break/><text:span text:style-name="T10">– </text:span>Сахарок, с тобой всё в порядке?</text:p>
      <text:p text:style-name="P67">Дэш подошла ко мне вплотную, обняла мою голову и прижалась нос к носу.</text:p>
      <text:p text:style-name="P6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7">Я высвободился из объятий пегаски.</text:p>
      <text:p text:style-name="P6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0">– </text:span>Конски яблоки! Вот это поворот! А мне так хотелось узнать, что за нечисть тут орудует!</text:p>
      <text:p text:style-name="P6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0">– </text:span>Рэр, отвали!</text:p>
      <text:p text:style-name="P67"><text:span text:style-name="T10">– </text:span>Оу, какие страсти! Ладно-ладно, не сердись, дорогая, не мешаю!</text:p>
      <text:p text:style-name="P6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0">– </text:span>Стойте!</text:p>
      <text:p text:style-name="P6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7">…</text:p>
      <text:p text:style-name="P6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2">слишком громко думать. И сообщить способ спасения — означает его разрушить.</text:span>»</text:p>
      <text:p text:style-name="P67">…</text:p>
      <text:p text:style-name="P67"><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7">Пегаска сжала голову копытами.</text:p>
      <text:p text:style-name="P67"><text:span text:style-name="T10">–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7"><text:span text:style-name="T10">–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67"><text:soft-page-break/><text:span text:style-name="T10">– </text:span>Бедный котик. <text:span text:style-name="T10">– </text:span>прошептала Флаттершай.</text:p>
      <text:p text:style-name="P67">Я насторожился, услышав знакомое заклинание.</text:p>
      <text:p text:style-name="P67"><text:span text:style-name="T10">– </text:span>Стой! Откуда тебе известно про заклинание Стирания?</text:p>
      <text:p text:style-name="P6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7"><text:span text:style-name="T10">– </text:span>Гм. Ну ладно, продолжай.</text:p>
      <text:p text:style-name="P67"><text:span text:style-name="T10">– </text:span>Так вот, по условию эксперимента известно, что вероятность того, что кто-то откроет ящик, ненулевая.</text:p>
      <text:p text:style-name="P67"><text:span text:style-name="T10">– </text:span>И что это означает, дорогая? <text:span text:style-name="T10">– </text:span>спросила Рэрити.</text:p>
      <text:p text:style-name="P67"><text:span text:style-name="T10">– </text:span>Это значит, что кто-нибудь когда-нибудь обязательно откроет его.</text:p>
      <text:p text:style-name="P6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0">–</text:span> То есть, ты хочешь сказать, что мы все — навроде этого кота, а Макс боится открыть ящик? Чтоб мы не исчезли окончательно?</text:p>
      <text:p text:style-name="P6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0">– </text:span>Лягать! <text:span text:style-name="T10">– </text:span>выругалась Дэш. <text:span text:style-name="T10">– </text:span>Значит, наши усилия по доставке резонаторов пошли лесом.</text:p>
      <text:p text:style-name="P67"><text:span text:style-name="T10">–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0">– </text:span>Тихо! Спайк, будь добр, сбегай к Кейкам за выпечкой. Нам надо успокоиться. Макс, хоть про Селестию ты нам можешь рассказать?</text:p>
      <text:p text:style-name="P6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7"><text:span text:style-name="T10">– </text:span>Твай! <text:span text:style-name="T10">– </text:span>дракончик стоял в дверях спиной к нам. <text:span text:style-name="T10">– </text:span>У нас гости.</text:p>
      <text:p text:style-name="P67">Спайк попятился назад. Дверь широко растворилась и в библиотеку шагнула Луна.</text:p>
      <text:p text:style-name="P67"><text:soft-page-break/></text:p>
      <text:h text:style-name="Heading_20_2" text:outline-level="2">18. Поединок с Луной. <text:span text:style-name="T1">Кантерлот</text:span></text:h>
      <text:p text:style-name="P67"/>
      <text:p text:style-name="P67"><text:span text:style-name="T10">– </text:span>Макс, беги!!!</text:p>
      <text:p text:style-name="P6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text:span text:style-name="T84">человеком</text:span>!</text:p>
      <text:p text:style-name="P67">Мы с пегаской застыли в синем левитационном поле и поплыли к Луне.</text:p>
      <text:p text:style-name="P67"><text:span text:style-name="T10">–</text:span> Нет-нет-нет, постойте! <text:span text:style-name="T10">–</text:span> заявила вдруг Твайлайт. <text:span text:style-name="T10">–</text:span> <text:span text:style-name="T87">Ваше Высочество, о</text:span>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0">–</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0">–</text:span> Мне очень жаль, <text:span text:style-name="T87">Ваше Высочество, </text:span>но Селестия назначила Макса МОИМ руководителем, и этот приказ НИКТО не отменял! Он МОЙ! <text:span text:style-name="T10">&lt;</text:span><text:span text:style-name="T29">Добавить в главы с Твайлайт её попытки заигрывания с Максом</text:span><text:span text:style-name="T10">&gt;</text:span></text:p>
      <text:p text:style-name="P67">В голосе лавандовой единорожки звучал металл. Мы опять полетели к Твайлайт.</text:p>
      <text:p text:style-name="P67"><text:span text:style-name="T10">–</text:span> ДОВОЛЬНО! НАМ НАДОЕЛА ЭТА НЕПОКОРНОСТЬ! ПОЗНАЙ ГНЕВ ПРИНЦЕССЫ НОЧИ!!!</text:p>
      <text:p text:style-name="P67"><text:span text:style-name="T10">–</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9"><text:span text:style-name="T93">Началась жара</text:span>.</text:p>
      <text:p text:style-name="P69">С началом копытоприкладства я грохнулся на пол — воюющим сторонам стало не до меня. <text:span text:style-name="T82">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70">Сначала я <text:span text:style-name="T85">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3">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70"><text:span text:style-name="T10">–</text:span> <text:span text:style-name="T85">Ай, бля! </text:span><text:span text:style-name="T17">–</text:span><text:span text:style-name="T85"> в последний момент чей-то луч отрикошетил от магического поля и впился мне в лодыжку. Нога моментально онемела.</text:span></text:p>
      <text:p text:style-name="P70"><text:span text:style-name="T10">–</text:span> <text:span text:style-name="T85">Не волнуйся, это парализующий луч. Твай таким махалась с Трикси. Пройдёт через полчаса. </text:span><text:span text:style-name="T10">–</text:span> <text:span text:style-name="T85">успокоил меня дракончик.</text:span></text:p>
      <text:p text:style-name="P86">Комбатанты явно стали выдыхаться. И<text:span text:style-name="T83">сполинские тыквы, корзины кабачков и вазоны с двухметровыми кактусами </text:span>сменились гнилыми помидорами и тухлыми яйцами. <text:span text:style-name="T86">В короткой передышке стороны продолжили словесную перепалку.</text:span></text:p>
      <text:p text:style-name="P71"><text:span text:style-name="T10">– </text:span><text:span text:style-name="T88">Не вынуждай меня идти на крайние меры! </text:span><text:span text:style-name="T10">– </text:span><text:span text:style-name="T87">отдувалась Луна. </text:span><text:span text:style-name="T10">– </text:span><text:span text:style-name="T88">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72"><text:soft-page-break/><text:span text:style-name="T16">– </text:span><text:span text:style-name="T20">В</text:span><text:span text:style-name="T96">есьма прискорбно, Ваше Высочество, но вынуждена отказать! </text:span><text:span text:style-name="T16">– </text:span><text:span text:style-name="T89">переводила дыхание Твайлайт.</text:span><text:span text:style-name="T16"> –</text:span><text:span text:style-name="T87"> Исключительно по субординационным причинам! Приказ Её Дневного Высочества имеет более высокий приоритет над Вашим!</text:span></text:p>
      <text:p text:style-name="P72"><text:span text:style-name="T16">– </text:span><text:span text:style-name="T89">Тогда найди мне это твоё Дневное Высочество! </text:span><text:span text:style-name="T16">– </text:span><text:span text:style-name="T89">взвыла Луна. </text:span><text:span text:style-name="T16">– </text:span><text:span text:style-name="T89">В отсутствие Дневной Главы Диархии все дела ведёт Ночная!!!</text:span></text:p>
      <text:p text:style-name="P73"><text:span text:style-name="T16">– </text:span><text:span text:style-name="T90">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74"><text:span text:style-name="T16">– </text:span><text:span text:style-name="T91">Дискордова бюрократия! </text:span><text:span text:style-name="T16">– </text:span><text:span text:style-name="T91">буркнула аликорница. </text:span><text:span text:style-name="T16">– </text:span><text:span text:style-name="T18">Т</text:span><text:span text:style-name="T92">ри года не могут подписать бумажку! Что ж, сама напросилась!</text:span></text:p>
      <text:p text:style-name="P87">Перед Луной возник <text:span text:style-name="T96">ярко-</text:span>фиолетов<text:span text:style-name="T105">ый</text:span> <text:span text:style-name="T105">шар</text:span>, окутанн<text:span text:style-name="T105">ый</text:span> роем голубых искорок.</text:p>
      <text:p text:style-name="P75"><text:span text:style-name="T16">– </text:span><text:span text:style-name="T19">О</text:span><text:span text:style-name="T95">хренеть! </text:span><text:span text:style-name="T16">– </text:span><text:span text:style-name="T95">чертыхнулся Спайк. </text:span><text:span text:style-name="T16">– </text:span><text:span text:style-name="T95"><text:s/>Твай, она создаёт сферу стихий!</text:span></text:p>
      <text:p text:style-name="P75"><text:span text:style-name="T16">– </text:span><text:span text:style-name="T96">Вижу! </text:span><text:span text:style-name="T16">– </text:span><text:span text:style-name="T96">донёсся голос единорожки из-под потолка. </text:span><text:span text:style-name="T16">– </text:span><text:span text:style-name="T96">Задействовала план «Д»!</text:span></text:p>
      <text:p text:style-name="P88">В центре круга, образованного Элементами <text:span text:style-name="T104">Гармонии</text:span>, образов<text:span text:style-name="T104">ался</text:span> <text:span text:style-name="T97">светло-голубой тороид. Поверхность бублика искрила зелёными молниями, а сам он вращался, постепенно ускоряя темп.</text:span></text:p>
      <text:p text:style-name="P76"><text:span text:style-name="T16">– </text:span><text:span text:style-name="T97">Эмм, это что-то новенькое, я такого заклинания вообще не знаю. </text:span><text:span text:style-name="T16">– </text:span><text:span text:style-name="T97">почесал в затылке Спайк. </text:span><text:span text:style-name="T16">– </text:span><text:span text:style-name="T97">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span></text:p>
      <text:p text:style-name="P90">Дракончик пополз было к окну, но я придержал его за хвост.</text:p>
      <text:p text:style-name="P77"><text:span text:style-name="T16">– </text:span><text:span text:style-name="T98">Погоди. У меня есть вариант получше.</text:span></text:p>
      <text:p text:style-name="P89">Я вылез из-под шкафа и попрыгал на одной ноге в центр зала.</text:p>
      <text:p text:style-name="P77"><text:span text:style-name="T16">– </text:span><text:span text:style-name="T98">Стойте! Прекратите! Да остановитесь же!!!</text:span></text:p>
      <text:p text:style-name="P91">Аликорница и шестёрка уставились на меня.</text:p>
      <text:p text:style-name="P78"><text:span text:style-name="T16">– </text:span><text:span text:style-name="T99">Луна, ты охотишься за мной из-за Селестии, верно? Так вот, я знаю, где её искать! Готов оказать любую посильную помощь. Не надо из-за меня сражаться.</text:span></text:p>
      <text:p text:style-name="P82"><text:span text:style-name="T16">– </text:span><text:span text:style-name="T100">Ты так говоришь, как будто непричастен к исчезновению сестры! </text:span><text:span text:style-name="T16">– </text:span><text:span text:style-name="T100">к Луне вернулась властная интонация, но фиолетовый шар перестал расти. </text:span><text:span text:style-name="T16">– </text:span><text:span text:style-name="T101">Мы не верим тебе! Если попробуешь обмануть нас и скрыться, даже Тартар покажется тебе курортом!</text:span></text:p>
      <text:p text:style-name="P79"><text:span text:style-name="T16">– </text:span><text:span text:style-name="T101">Понял, понял, повторять не нужно! Если хочешь знать, я не меньше тебя заинтересован в возращении Селли.</text:span></text:p>
      <text:p text:style-name="P79"><text:span text:style-name="T16">– </text:span><text:span text:style-name="T101">Как ты её назвал? </text:span><text:span text:style-name="T16">– </text:span><text:span text:style-name="T101">отвалилась челюсть у аликорницы.</text:span></text:p>
      <text:p text:style-name="P80"><text:span text:style-name="T16">– </text:span><text:span text:style-name="T105">Эмм, мне неудобно вмешиваться, но вынуждена вас перебить. </text:span><text:span text:style-name="T16">– </text:span><text:span text:style-name="T102">встряла Твайлайт. </text:span><text:span text:style-name="T16">– </text:span><text:span text:style-name="T102">Это было экспериментальное заклинание. Локальная заморозка времени. Я, эмм, не предусмотрела возможности его отмены…</text:span></text:p>
      <text:p text:style-name="P81"><text:span text:style-name="T16">– </text:span><text:span text:style-name="T103">Что? </text:span><text:span text:style-name="T16">– </text:span><text:span text:style-name="T103">хором вскрикнули я с Луной.</text:span></text:p>
      <text:p text:style-name="P18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92">С громким хлопком они встретились у лестницы на верхний ярус.</text:p>
      <text:p text:style-name="P93">Торнадо, вырвавшееся из сферы, подхватило <text:span text:style-name="T106">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span></text:p>
      <text:p text:style-name="P94"><text:soft-page-break/>Я ощущал себя <text:span text:style-name="T112">кувыркающимся </text:span>в центре ревущего вихря, но какая-то <text:span text:style-name="T108">исчезающе малая </text:span>часть сознания говорила мне, что <text:span text:style-name="T107">время застыло. Это всё равно, как во время головокружения вам кажется, что вы падаете, но в то же время вы понимаете, что не двигаетесь.</text:span></text:p>
      <text:p text:style-name="P95">Этой малой частью сознания я отметил скрип двери и застенчивый голос:</text:p>
      <text:p text:style-name="P83"><text:span text:style-name="T16">– </text:span><text:span text:style-name="T109">Твайлайт, Дёрпи сказала, у тебя есть «Особенности поведения, питания и размножения приматов»? Я бы хотела её ненадолго… Ого!!!</text:span></text:p>
      <text:p text:style-name="P96">После долгой паузы тот же голос спросил:</text:p>
      <text:p text:style-name="P84"><text:span text:style-name="T16">– </text:span><text:span text:style-name="T110">Что тут случилось? Почему все висят в воздухе? И всё вот это?</text:span></text:p>
      <text:p text:style-name="P97">Голос Спайка откуда-то из-под лестницы ответил:</text:p>
      <text:p text:style-name="P85"><text:span text:style-name="T16">– </text:span><text:span text:style-name="T111">Потому что Твайлайт остановила время. В радиусе девяти метров, как мне кажется. Или десяти.</text:span></text:p>
      <text:p text:style-name="P188"><text:span text:style-name="T16">– </text:span><text:span text:style-name="T112">В двенадцати с половиной. </text:span><text:span text:style-name="T16">– </text:span><text:span text:style-name="T112">донёсся голос Твайлайт сверху. </text:span><text:span text:style-name="T16">– </text:span><text:span text:style-name="T112">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span></text:p>
      <text:p text:style-name="P189"><text:span text:style-name="T16">– </text:span><text:span text:style-name="T21">Н</text:span><text:span text:style-name="T113">Е ВЗДУМАЙ СЧИТАТЬ СЕБЯ ПОБЕДИТЕЛЬНИЦЕЙ! </text:span><text:span text:style-name="T16">– </text:span><text:span text:style-name="T114">загремело у меня в мозгу, в обоих сознаниях сразу. </text:span><text:span text:style-name="T16">– </text:span><text:span text:style-name="T115">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ЭКВЕСТРИЮ?</text:span></text:p>
      <text:p text:style-name="P192">Наступило молчание. Потом донеслось всхлипывание единорожки-заучки.</text:p>
      <text:p text:style-name="P190"><text:span text:style-name="T16">– </text:span><text:span text:style-name="T22">М</text:span><text:span text:style-name="T116">ожет, я и погорячилась… Но вам не следовало давить на меня! И отбирать моих руководителей! И я уже достаточно взрослая, чтобы принимать решения, какой магией пользоваться! И достаточно компетентная! Если бы вы не вмешались со своей сферой, всё прошло бы так, как планировалось!</text:span></text:p>
      <text:p text:style-name="P190"><text:span text:style-name="T16">– </text:span><text:span text:style-name="T116">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span></text:p>
      <text:p text:style-name="P191"><text:span text:style-name="T16">– </text:span><text:span text:style-name="T117">Я… Я согласна. Только я не знаю, как привести время в порядок… Я планировала всё исправить с помощью Элементов, но сейчас они мне недоступны.</text:span></text:p>
      <text:p text:style-name="P193">Послышал<text:span text:style-name="T118">ось</text:span> <text:span text:style-name="T118">мычание</text:span>, как если бы кто-то <text:span text:style-name="T118">хотел выругаться, но в через силу сдержался.</text:span></text:p>
      <text:p text:style-name="P193"/>
      <text:p text:style-name="P194"/>
      <text:p text:style-name="P67">&lt;<text:span text:style-name="T34">Заморозку разрушает Лира </text:span><text:span text:style-name="T35">(ей всё объяснит Спайк)</text:span><text:span text:style-name="T34"> — в пользу Макса и Элементов)</text:span><text:span text:style-name="T29">. </text:span><text:span text:style-name="T33">Всё вокруг облеплено разбитыми яйцами, давлеными овощами и перьями. </text:span><text:span text:style-name="T29">Равновесие нарушает Лира, войдя в библиотеку </text:span><text:span text:style-name="T33">за книгой о человеках </text:span><text:span text:style-name="T29">и приняв сторону Макса. </text:span><text:span text:style-name="T36">Макс после заморозки падает на пол и обрыгивает Луну.</text:span>&gt;</text:p>
      <text:p text:style-name="P67"/>
      <text:p text:style-name="P67">&lt;Пландерсид покрыл грудь Макса шрамами в замке сестёр&gt;</text:p>
      <text:p text:style-name="P67"/>
      <text:p text:style-name="P56">&lt;<text:span text:style-name="T30">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40">Bee Gees – You Should Be dancing<text:span text:style-name="T41">&gt;</text:span></text:p>
      <text:p text:style-name="P55">&lt; <text:span text:style-name="T30">- Я не проводник! Луна сказала...</text:span></text:p>
      <text:p text:style-name="P55"><text:soft-page-break/><text:span text:style-name="T30">- Глупости! - перебила Дэш. - Не обращай внимания на то, что там кто-то сказал! Делай своё дело! Веди!</text:span>&gt;</text:p>
      <text:p text:style-name="P55"/>
      <text:p text:style-name="P4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5"/>
      <text:p text:style-name="P55">&lt;<text:span text:style-name="T30"> </text:span><text:span text:style-name="T29">-</text:span><text:span text:style-name="T30">Я не умею! Давай ты напишешь!</text:span></text:p>
      <text:p text:style-name="P55"><text:span text:style-name="T29">- </text:span><text:span text:style-name="T30">Фигушки! Подрядил меня татухи поням рисовать — сам теперь фанфик пиши!</text:span>&gt;</text:p>
      <text:p text:style-name="P65"/>
      <text:p text:style-name="P65">&lt;<text:span text:style-name="T29">Добавить в фанфик плетение шуточных интриг принцессами друг против дружки</text:span>&gt;</text:p>
      <text:p text:style-name="P65"/>
      <text:p text:style-name="P55">&lt;<text:span text:style-name="T30">В сцене прощания (во сне) — Р.Д. в будущем будет стрематься поебушек с человеками, чтобы не испытывать горечи расставания. Но: </text:span></text:p>
      <text:p text:style-name="P55"><text:span text:style-name="T30">- Учти, я ни капельки не жалею о наших поебушках! Но в будущем буду их стрематься. Это очень больно — вот так расставаться</text:span>&gt;</text:p>
      <text:p text:style-name="P65"/>
      <text:p text:style-name="P65">(про Макса в сне-прощании)</text:p>
      <text:p text:style-name="P65">Я — Дискорд, и я говорю вам: он вернётся Я подсоблю вам, касатикам, хе-хе!</text:p>
      <text:p text:style-name="P65"/>
      <text:p text:style-name="P43"/>
      <text:p text:style-name="P43">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3">Глава 19: Возвращение к Замку Двух Сестёр на парящем замке. Самба в небесном замке</text:p>
      <text:p text:style-name="P55"><text:span text:style-name="T30">Дальше — использовать по-максимуму уже написанное</text:span>&gt;</text:p>
      <text:p text:style-name="P55"/>
      <text:p text:style-name="P55">&lt;<text:span text:style-name="T3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3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30">Соседи злы на Эквестрию, потому что аликорны корректируют курс планеты так, чтобы самый хороший климат был именно над Эквестрией</text:span>&gt;</text:p>
      <text:p text:style-name="P65"/>
      <text:p text:style-name="P150"><text:span text:style-name="T10"><text:s/>&lt;</text:span><text:span text:style-name="T32"> - </text:span><text:span text:style-name="T29">Я не могу быть вашим спасителем! Я намного хуже и испорченнее вас!</text:span><text:span text:style-name="T10">&gt;</text:span></text:p>
      <text:p text:style-name="P151"/>
      <text:p text:style-name="P55">&lt;<text:span text:style-name="T30">Луна говорит Максу в прощальном сне:</text:span></text:p>
      <text:p text:style-name="P55"><text:span text:style-name="T30">- Прости, что хотела убить тебя. Я ослабела и Найтмэр на время одержала верх</text:span>&gt;</text:p>
      <text:p text:style-name="P65"/>
      <text:p text:style-name="P55"><text:soft-page-break/>&lt;<text:span text:style-name="T30">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6">- Сестра <text:s/>всегда норовила спихнуть тяжёлую задачу на кого-нибудь другого!</text:p>
      <text:p text:style-name="P46">- А также совместить приятное с полезным. - заметил я.</text:p>
      <text:p text:style-name="P46">Луна бросила на меня тяжёлый взгляд.</text:p>
      <text:p text:style-name="P46">-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6">- Тогда зачем она..?</text:p>
      <text:p text:style-name="P4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 А другие? Они тоже… давали мне потому, что считали меня последним шансом?</text:p>
      <text:p text:style-name="P46">- Другие? Кто ещё?<text:span text:style-name="T11"> </text:span><text:span text:style-name="T68">С кем ещё у тебя были… отношения?</text:span></text:p>
      <text:p text:style-name="P42">- С Рэйнбоу Дэш — ответил я несчастным голосом. - И, может быть, с Пинки.</text:p>
      <text:p text:style-name="P4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2"/>
      <text:p text:style-name="P3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2"/>
      <text:p text:style-name="P4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2">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10">(- </text:span><text:span text:style-name="T39">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2"/>
      <text:p text:style-name="P42">Силовой корсет Селестии Макс обнаруживает в башне Селестии, в её комнате, в шкафу рядом с её боевыми доспехами (помятыми)</text:p>
      <text:p text:style-name="P42"/>
      <text:p text:style-name="P4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1">Дальше — написано. Дискорда при возврате подменяет Трикси</text:span>&gt;</text:p>
      <text:p text:style-name="P52">- <text:span text:style-name="T1">Ты же говорил, у нас нет магии?</text:span></text:p>
      <text:p text:style-name="P61">- Нет. Но что я, по-твоему, делал за тысячи лет заточения в статуе? Да я столько магии накопил, что могу вывернуть это мирок пару раз наизнанку! <text:span text:style-name="T77">Кстати, он от </text:span>э<text:span text:style-name="T77">того только лучше станет!</text:span></text:p>
      <text:p text:style-name="P61">- Но тогда ты мог бы захватить власть в Эквестрии?</text:p>
      <text:p text:style-name="P61">- Мог бы. Но… Зачем? За эти годы я многое переосмыслил и понял: властвовать чертовски скучно! Куда интереснее строить козни изподтишка...</text:p>
      <text:p text:style-name="P52"/>
      <text:p text:style-name="P35"><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8"/>
      <text:p text:style-name="P4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6"/>
      <text:p text:style-name="P52">&lt;<text:span text:style-name="T3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2">- В соответствии с законом от … «Об отсутствии одного из соправителей диархии» принимаю всю власть на себя!</text:p>
      <text:p text:style-name="P42">- <text:s/>Но этот закон Её Высочество, принцесса Селестия принимала для себя, чтобы разрешить ситуацию с вашим … ммм... пребыванием на Луне!</text:p>
      <text:p text:style-name="P52"><text:span text:style-name="T30">- В законе не указана конкретный соправитель Диархии!</text:span>&gt;</text:p>
      <text:p text:style-name="P52"/>
      <text:p text:style-name="P52">&lt;<text:span text:style-name="T30">Заговорщики таки подняли восстание после исчезновения Селестии. Они обвинили Луну и Макса в узурпации власти</text:span>&gt;</text:p>
      <text:p text:style-name="P52"/>
      <text:p text:style-name="P39">&lt;<text:span text:style-name="T1">Добавить рассуждения на этическую тему на грани катастрофы</text:span>&gt;</text:p>
      <text:p text:style-name="P39"/>
      <text:p text:style-name="P39">&lt;Селестия проснётся на Терре в облике кибермозга, т.к. в своём мире она на ступень выше пони (а кибермозг на Терре на ступень выше людей)&gt;</text:p>
      <text:p text:style-name="P42"><text:soft-page-break/>&lt;Добавить грозный выход Луны для противостояния повстанцам&gt;</text:p>
      <text:p text:style-name="P42"/>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11">***</text:p>
      <text:p text:style-name="Text_20_body"><text:span text:style-name="T10">&lt;</text:span><text:span text:style-name="T30">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61"/>
      <text:h text:style-name="P177" text:outline-level="2">Сон Рэрити</text:h>
      <text:p text:style-name="P2"/>
      <text:p text:style-name="P4">***</text:p>
      <text:p text:style-name="P62">&lt;<text:span text:style-name="T2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77" text:outline-level="2">Рейд пони-рэйнджеров</text:h>
      <text:p text:style-name="P2"/>
      <text:p text:style-name="P34">(леденящий душу триллер, музыка тревожная)</text:p>
      <text:p text:style-name="P6">&lt;<text:span text:style-name="T2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8">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77" text:outline-level="2"/>
      <text:h text:style-name="P177" text:outline-level="2">Продолжение ЛСД-чаепития</text:h>
      <text:p text:style-name="P2"/>
      <text:p text:style-name="P2"><text:span text:style-name="T10">&lt;</text:span><text:span text:style-name="T2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2"/>
      <text:p text:style-name="P2"/>
      <text:h text:style-name="P177"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77" text:outline-level="2">Поиск решения</text:h>
      <text:p text:style-name="P142"/>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30">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9">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9">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9"> Луна создаёт обратный коридор в срок.</text:span><text:span text:style-name="T10">&gt;</text:span></text:p>
      <text:p text:style-name="P2"/>
      <text:h text:style-name="P17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30">Дуглас </text:span><text:span text:style-name="T32">—</text:span><text:span text:style-name="T30"> </text:span><text:span text:style-name="T32">DC-3</text:span><text:span text:style-name="T10">&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9">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9">двухмесячной</text:span><text:span text:style-name="T10">&gt;</text:span> давности осталось лишь направление движения.</text:p>
      <text:p text:style-name="P2">И опять, как <text:span text:style-name="T10">&lt;</text:span><text:span text:style-name="T29">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9">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oft-page-break/><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9">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9">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7"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9">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oft-page-break/><text:span text:style-name="T10">&lt;\</text:span>...</text:p>
      <text:p text:style-name="P2"><text:span text:style-name="T10">&lt;\</text:span>...</text:p>
      <text:p text:style-name="P2"><text:span text:style-name="T10">&lt;\</text:span>Решение:</text:p>
      <text:p text:style-name="P2"><text:span text:style-name="T10">&lt;\&lt;</text:span><text:span text:style-name="T29">Не следует противопоставлять злу ещё большее зло - это только усилит его — </text:span><text:span text:style-name="T30">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9">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9">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7" text:outline-level="2"><text:soft-page-break/>Безнадёжность</text:h>
      <text:p text:style-name="P16">&lt;<text:span text:style-name="T3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9">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9">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9">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9">пять</text:span><text:span text:style-name="T10">&gt;</text:span>длинную прореху в куртке, <text:span text:style-name="T10">&lt;</text:span><text:span text:style-name="T29">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9">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9">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9">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9">улучшить</text:span><text:span text:style-name="T10">&gt;</text:span>. А тот случай, когда мне пришлось зашивать тебе куртку после нападения убийц <text:span text:style-name="T10">&lt;</text:span><text:span text:style-name="T29">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7" text:outline-level="2"><text:soft-page-break/>След?</text:h>
      <text:p text:style-name="P142"/>
      <text:p text:style-name="P2"><text:span text:style-name="T10">&lt;</text:span><text:span text:style-name="T29">сначала эпизод - проверка сумки в серверной</text:span><text:span text:style-name="T10">&gt;</text:span></text:p>
      <text:p text:style-name="P2"><text:span text:style-name="T10">&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9">“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9">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9">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9">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7" text:outline-level="2">Озарение</text:h>
      <text:p text:style-name="P2"/>
      <text:p text:style-name="P2"><text:span text:style-name="T10">&lt;</text:span><text:span text:style-name="T2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22"/>
      <text:p text:style-name="P12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22"/>
      <text:p text:style-name="P118">Разговор не клеился.</text:p>
      <text:p text:style-name="P12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2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2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22"><text:span text:style-name="T10">– </text:span>Ну хорошо. Убедила. В конце-концов, можем поступить так. Вы с Флатти вернётесь обратно а я продолжу поиски здесь.</text:p>
      <text:p text:style-name="P12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22"><text:span text:style-name="T10">– </text:span>Вы можете связываться со мной раз в месяц по коридору.</text:p>
      <text:p text:style-name="P12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2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22">Эпплджек недоверчиво хмыкнула.</text:p>
      <text:p text:style-name="P12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2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22"><text:span text:style-name="T10">– </text:span>Конечно оставаться. Кто ещё, кроме нас, может найти её?</text:p>
      <text:p text:style-name="P122"><text:span text:style-name="T10">– </text:span>Я думал, ты не сможешь оставить Энджела и всех остальных надолго.</text:p>
      <text:p text:style-name="P122"><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7"><text:span text:style-name="T10">– </text:span>Извини, Флаттершай, забылся.</text:p>
      <text:p text:style-name="P127"><text:span text:style-name="T10">– </text:span>Та ладно, я ж не против, – возразила Эпплджек. – Не парься, Флатти. Было б хуже, если б он <text:s/>назвал меня Эпплджек на людях.</text:p>
      <text:p text:style-name="P127"><text:span text:style-name="T10">– </text:span>Ты так... – запнулась Флаттершай. – Так быстро забыла свою ферму. И...</text:p>
      <text:p text:style-name="P12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7"><text:span text:style-name="T10">– </text:span>Как ты можешь так говорить? – расплакалась Флаттершай.</text:p>
      <text:p text:style-name="P127"><text:span text:style-name="T10">– </text:span>Эй, девушки, не ссорьтесь! Мы — одна команда! И надеюсь, останемся ею и в дальнейшем. </text:p>
      <text:list xml:id="list5535694210578405039" text:style-name="L5">
        <text:list-header>
          <text:p text:style-name="P19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7"><text:soft-page-break/><text:span text:style-name="T10">– </text:span>А если нет? – Эпплджек смотрела мне мне прямо в глаза.</text:p>
      <text:list xml:id="list222218608877598" text:continue-numbering="true" text:style-name="L5">
        <text:list-header>
          <text:p text:style-name="P195">Я молча пожал плечами. Эпплджек уверенно продолжила.</text:p>
        </text:list-header>
      </text:list>
      <text:p text:style-name="P12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7"><text:span text:style-name="T10">– </text:span>Спасибо, ЭйДжей.</text:p>
      <text:p text:style-name="P12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2219052895117" text:continue-numbering="true" text:style-name="L5">
        <text:list-header>
          <text:p text:style-name="P195">Флаттершай пробормотала нечто, показавшееся мне знакомым.</text:p>
        </text:list-header>
      </text:list>
      <text:p text:style-name="P127"><text:span text:style-name="T10">– </text:span>Флатти, ты что-то сказала? Я не расслышал.</text:p>
      <text:p text:style-name="P127"><text:span text:style-name="T10">– </text:span>Намерение Изменяет Реальность.</text:p>
      <text:p text:style-name="P127"><text:span text:style-name="T10">– </text:span>Эээ. А где ты слышала эту фразу, если не секрет?</text:p>
      <text:p text:style-name="P12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2218397503305" text:continue-numbering="true" text:style-name="L5">
        <text:list-header>
          <text:p text:style-name="P195">У меня как будто вспыхнула лампочка в мозгу. Кирпичики быстро выстраивались в целостную картину. Я ринулся в прихожую.</text:p>
        </text:list-header>
      </text:list>
      <text:p text:style-name="P127"><text:span text:style-name="T10">– </text:span>Флатти, ЭйДжей, буду через час. Ждите!</text:p>
      <text:p text:style-name="P122"/>
      <text:h text:style-name="P176" text:outline-level="2">Почти.</text:h>
      <text:p text:style-name="P139"/>
      <text:p text:style-name="P127">В офисе меня встретил лыбящийся Стас.</text:p>
      <text:p text:style-name="P12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7">Я уставился на Стаса и он, захлёбываясь от торопливости, начал <text:span text:style-name="T10">расказывать</text:span>.</text:p>
      <text:p text:style-name="P12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7">– Ты его уничтожил?</text:p>
      <text:p text:style-name="P127">– Кого?</text:p>
      <text:p text:style-name="P127">– Этический модуль. Селестию.</text:p>
      <text:p text:style-name="P12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7">– Ты его уничтожил?</text:p>
      <text:p text:style-name="P12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7">– То есть, на домашнем компьютере Влада модуль работает и дальше?</text:p>
      <text:p text:style-name="P127"><text:soft-page-break/>– Ага. К нему-то у меня доступа нету. Но в кластер к Нексусу он больше не пролезет.</text:p>
      <text:p text:style-name="P127">– Спасибо, Стас. Ты молодец.</text:p>
      <text:p text:style-name="P127">Ниточка, чуть было не прервавшаяся в офисе, повела в квартиру Влада.</text:p>
      <text:p text:style-name="P127"/>
      <text:h text:style-name="P176" text:outline-level="2">Дискорд</text:h>
      <text:p text:style-name="P142"/>
      <text:p text:style-name="P139">Девушки поспешно собирались, пока я растолковывал им задачу.</text:p>
      <text:p text:style-name="P13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9"><text:span text:style-name="T10">– </text:span>Это тот твой приятель, который разбился с полгода назад? – спросила Эпплджек.</text:p>
      <text:p text:style-name="P139"><text:span text:style-name="T10">– </text:span>Да, это он.</text:p>
      <text:p text:style-name="P139"><text:span text:style-name="T10">– </text:span>А как мы попадём в его квартиру? Там сейчас кто-то живёт? – Флаттершай прыгала на одной ноге, натягивая кед.</text:p>
      <text:p text:style-name="P13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4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4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4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9">Плохо написано!</text:span><text:span text:style-name="T10">&gt;</text:span></text:p>
      <text:p text:style-name="P140">Я поднёс брелок пропуска к домофону, но дверь подъезда не открылась. Замигала красная лампочка и зажужжал зуммер.</text:p>
      <text:p text:style-name="P140">Я выругался.</text:p>
      <text:p text:style-name="P140"><text:span text:style-name="T10">– </text:span>Макс, что случилось? У нас проблемы?</text:p>
      <text:p text:style-name="P14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4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40"><text:span text:style-name="T10">– </text:span>Нет нужды. Лучше станьте-ка сзади меня так, чтобы заслонить от этих бабулек и от вооон той камеры наблюдения.</text:p>
      <text:list xml:id="list9024976026743216728" text:style-name="L6">
        <text:list-header>
          <text:p text:style-name="P19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2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7">Раздался лёгкий «кряк» и дверь подалась.</text:p>
      <text:p text:style-name="P164"><text:span text:style-name="T10">– </text:span>Девушки, заходим.</text:p>
      <text:p text:style-name="P12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2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7">Прихожая встретила нас толстым слоем пыли. Мы тихонько прошли внутрь и я закрыл дверь изнутри.</text:p>
      <text:p text:style-name="P122"><text:span text:style-name="T1">Компьютер</text:span> стоял там же, где и обычно <text:span text:style-name="T1">— в личном кабинете Влада на столе у окна.</text:span></text:p>
      <text:p text:style-name="P164"><text:span text:style-name="T10">– </text:span>Макс, тут окно разбито! И верёвка какая-то висит. – крикнула Флаттершай из кухни.</text:p>
      <text:p text:style-name="P164"><text:span text:style-name="T10">– </text:span>Оставь, Флатти, не сейчас! – отмахнулся я.</text:p>
      <text:p text:style-name="P171">Лампочка питания на ноутбуке горела, <text:s/>но подключенный монитор оставался тёмным. Я постучал по пробелу, но безрезультатно.</text:p>
      <text:p text:style-name="P16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64"><text:span text:style-name="T10">– </text:span>Монитор выключен. – <text:s/>раздалось из угла. Кресло с высокой спинкой повернулось, открыв нашим взорам Дискорда. </text:p>
      <text:p text:style-name="P16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64">Он приподнял панамку, дурашливо здороваясь.</text:p>
      <text:p text:style-name="P164"><text:span text:style-name="T10">– </text:span>Оп-па! – пробормотала Эпплджек. – Нежданчик!</text:p>
      <text:p text:style-name="P16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4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43"><text:span text:style-name="T10">– </text:span>А почему ты вообще решил искать нас тут? – спросила Эпплджек. – Приехал бы домой. Мы б тебя чаем напоили.</text:p>
      <text:p text:style-name="P143"><text:span text:style-name="T10">– </text:span>Видишь ли, дорогая Эй-Джей, я с самого начала знал, где находится наша уважаемая принцесса, а времени в обрез, так что...</text:p>
      <text:p text:style-name="P152">В проёме дверей появилась Флаттершай.</text:p>
      <text:p text:style-name="P143"><text:span text:style-name="T10">– </text:span>С кем это вы тут разговариваете?</text:p>
      <text:list xml:id="list1180944235440868353" text:style-name="L7">
        <text:list-header>
          <text:p text:style-name="P173"><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52">Оглушённый Дискорд попытался было отъехать на кресле в сторону, но я припёр его стулом к стенке.</text:p>
      <text:p text:style-name="P143">– Жанна, Флатти, хватайте ноут и на выход! Я с ним разберусь! Не теряйте вре...!</text:p>
      <text:p text:style-name="P143">– ТЫ ИДИО...!!!</text:p>
      <text:p text:style-name="P143">Дискорд <text:s/>зорал одновременно со мной, прикрываясь от меня руками, когда раздался оглушительный</text:p>
      <text:p text:style-name="P143">...</text:p>
      <text:p text:style-name="P144">БАХ!!!</text:p>
      <text:p text:style-name="P143">…</text:p>
      <text:p text:style-name="P14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64">На лице Дискорда появилось удивлённо-мечтательное выражение и он вырубился.</text:p>
      <text:p text:style-name="P164"/>
      <text:h text:style-name="P177" text:outline-level="2">Селестия</text:h>
      <text:p text:style-name="P164"/>
      <text:p text:style-name="P14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4">Включенный монитор показал схематическое изображение Селестиии, </text:p>
      <text:p text:style-name="P165">&gt;\<text:span text:style-name="T1">Привет, Селестия. Это Макс. Как себя чувствуешь?</text:span></text:p>
      <text:p text:style-name="P165">&lt;\<text:span text:style-name="T1">Макс? МАКС??? МА-А-А-АКС!!! НАКОНЕЦ-ТО! КАК Я РАДА ТЕБЯ СЛЫШАТЬ! </text:span></text:p>
      <text:p text:style-name="P165">&gt;\<text:span text:style-name="T1">Я рад, что нашёл тебя, Тия.</text:span></text:p>
      <text:p text:style-name="P16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5">&gt;\<text:span text:style-name="T1">Тия, я сейчас подключу микрофон и колонки, и мы сможем общаться более удобно.</text:span></text:p>
      <text:p text:style-name="P164">…</text:p>
      <text:p text:style-name="P164">– Привет опять. Как ты меня слышишь?</text:p>
      <text:p text:style-name="P16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5">– <text:span text:style-name="T1">Могу себе представить. Как-то раз я провёл три часа камере сенсорной депривации. Мне не понравилось.</text:span></text:p>
      <text:p text:style-name="P164">– Эммм... Ваше Высочество, вы в порядке? Мы так рады, что наконец-то нашли Вас! – вклинилась в разговор Эпплджек.</text:p>
      <text:p text:style-name="P164">– Кто тут? Макс, кто ещё с тобой?</text:p>
      <text:p text:style-name="P165"><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5">– <text:span text:style-name="T1">Девочки? Я рада вас слышать. А Твайлайт нет рядом?</text:span></text:p>
      <text:p text:style-name="P16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4">При этих словах Дискорд замычал и задёргался. Эпплджек нахмурилась и проверила верёвки, привязывающие его к спинке стула.</text:p>
      <text:p text:style-name="P16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4">– Ноутбук — так называется место, где я нахожусь сейчас? А кто это мычит?</text:p>
      <text:p text:style-name="P16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4">– О, духи предков, но зачем??? Почему у него кляп во рту?</text:p>
      <text:p text:style-name="P164">– Мы связали его. Он нас предал. И тебя. И Эквестрию. Всех.</text:p>
      <text:p text:style-name="P164">При этих словах Эпплджек и Флаттершай непонимающе уставились на меня, а Дискорд протестующе замычал.</text:p>
      <text:p text:style-name="P164">Я начал рассказывать о своих догадках, и непонимающее выражение на лицах девушек сменилось удивлением.</text:p>
      <text:p text:style-name="P16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4">– А зачем тогда ты приложила его книгой? – непонимающе уставился я на неё.</text:p>
      <text:p text:style-name="P164">– Потому что ты напал на него. Я и подумала — тебе виднее. И подсобила.</text:p>
      <text:p text:style-name="P164">Флаттершай отрицающе мотнула головой.</text:p>
      <text:p text:style-name="P164">– Не может Дискорд быть предателем. Он мой друг.</text:p>
      <text:p text:style-name="P164">Дискорд благодарственно замычал и закивал головой.</text:p>
      <text:p text:style-name="P16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4">Дискорд завёл глаза на лоб и обречённо завыл.</text:p>
      <text:p text:style-name="P164">– Макс, постой. Дай мне поговорить с ним. – сказала Селестия. – Не могу поверить, что Дискорд на такое пошёл.</text:p>
      <text:p text:style-name="P164">– Ну хорошо. Поговори. Послушаем, что он скажет.</text:p>
      <text:p text:style-name="P164">Я красноречиво покачал кулак перед его носом и вытащил кляп.</text:p>
      <text:p text:style-name="P164">...</text:p>
      <text:p text:style-name="P153">– Ффы, тьфу, пффф, пфу! <text:span text:style-name="T10">&lt;</text:span><text:span text:style-name="T29">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53">– Это я-то устраиваю цирк?!! ДА ТЫ НА СЕБЯ ПОСМОТРИ, КЛОУН!!! На людей кидаешься, чашками бросаешься, вон, мне нос разбил! Дерёшься...</text:p>
      <text:p text:style-name="P153">Я угрожающе поднёс тряпку к лицу Дискорда.</text:p>
      <text:p text:style-name="P153">– Ещё одно слово в таком тоне, и ты заткнёшься, а мы уйдём в Эквестрию без тебя!</text:p>
      <text:p text:style-name="P15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53">Дискорд демонстративно закрыл рот и посвистывая уставился в потолок.</text:p>
      <text:p text:style-name="P153">Разговор зашёл в тупик.</text:p>
      <text:p text:style-name="P156"/>
      <text:p text:style-name="P157">На мониторе высветился текст:</text:p>
      <text:p text:style-name="P15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7"/>
      <text:p text:style-name="P157">Из колонок послышался лёгкий шорох.</text:p>
      <text:p text:style-name="P153">– Дик, сейчас не время для ссор. – голос Селестии был мягким, но настойчивым. – Мы в одной лодке.</text:p>
      <text:p text:style-name="P153">– Тебе легко говорить! Тебе не разбивали нос и не оскорбляли угрозами!</text:p>
      <text:p text:style-name="P153">– Ты должен понимать, что у Макса были все основания так себя вести. Твоё поведение вызвало подозрения у него, ведь он мало тебя знает. </text:p>
      <text:p text:style-name="P153">К уговорам Селестии присоединилась Флаттершай.</text:p>
      <text:p text:style-name="P153">– Дискорд, миленький, прости его. Макс хороший. Он просто не знал, что ты тоже хороший...</text:p>
      <text:p text:style-name="P153">У Дискорда покраснели уши и он засмущался и заворчал.</text:p>
      <text:p text:style-name="P15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53">Я пропустил «дятла» мимо ушей.</text:p>
      <text:p text:style-name="P15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54">***</text:p>
      <text:p text:style-name="P15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5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5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53">Потому разбрасываться такой возможностью не стоит. Если уж тебе повезло оказаться в новом мире — исследуй его сполна!..</text:p>
      <text:p text:style-name="P154">***</text:p>
      <text:p text:style-name="P159">&lt;<text:span text:style-name="T30">сюда можно вставить похождения Дискорда — вторая неопубликованная глава. Первая — секс с Селестией</text:span>&gt;</text:p>
      <text:p text:style-name="P154">***</text:p>
      <text:p text:style-name="P157">– Развяжите мне, наконец, руки! Или хотя бы одну. Плечами жестикулировать неудобно.... </text:p>
      <text:p text:style-name="P157">Я развязал Дискорду левую руку.</text:p>
      <text:p text:style-name="P15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7"><text:soft-page-break/>Дискорд принялся разминать затёкшее запястье.</text:p>
      <text:p text:style-name="P15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57">– Какое письмо, Корди? – вскинулась до этого зачарованно слушавшая Дискорда Флаттершай.</text:p>
      <text:p text:style-name="P157">– Ну ваше же! Вы с Эпплджек написали мне о своих мытарствах тут. Вежливо так написали, спасибо...</text:p>
      <text:p text:style-name="P157">Флаттершай покрылась пунцовыми пятнами.</text:p>
      <text:p text:style-name="P157">– Я... Мы... – тут она совсем стушевалась.</text:p>
      <text:p text:style-name="P157">– Так а почему ты сказал, что никто не уйдёт в Эквестрию? – наконец перебила Дискорда скучавшая до этого Эпплджек.</text:p>
      <text:p text:style-name="P157">Дискорд уставился на неё долгим взглядом, а потом хлопнул себя по лбу.</text:p>
      <text:p text:style-name="P15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3">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57">– И что? – продолжила его мысль Эпплджек.</text:p>
      <text:p text:style-name="P157">– Эквестрийские <text:span text:style-name="T10">&lt;</text:span><text:span text:style-name="T29">три месяца</text:span><text:span text:style-name="T10">&gt;</text:span> КО-РО-ЧЕ местных. – с нажимом повторил Дискорд. – По моим подсчётам, на два дня.</text:p>
      <text:p text:style-name="P157">– И?!! – до меня уже дошло, но Эпплджек продолжала тупить.</text:p>
      <text:p text:style-name="P157">– Короче, времени у нас осталось что-то около пятнадцати минут. Или около того. – заявил Дискорд, поднеся к глазам запястье с массивными часами.</text:p>
      <text:p text:style-name="P157">– СКОЛЬКО??? – воскликнули хором я и девушки.</text:p>
      <text:p text:style-name="P157">Дискорд открыл было рот, но его слова заглушил звонок в дверь.</text:p>
      <text:p text:style-name="P157">– ОТКРОЙТЕ, ПОЛИЦИЯ! Вам даётся полминуты, чтобы открыть дверь. Через тридцать секунд дверь будет выбита!</text:p>
      <text:p text:style-name="P15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7">Блядь!</text:p>
      <text:p text:style-name="P157">– На крышу, живо!!! Через окно на кухне! – зашипел Дискорд, отчаянно дёргая узлы свободной рукой.</text:p>
      <text:p text:style-name="P157">Эпплджек, одной рукой сгребя в охапку ноутбук, второй увлекая Флаттершай, кинулась на кухню.</text:p>
      <text:p text:style-name="P157">– А толку? Куда мы с крыши денемся? – спросил я растерянно. Дискорд только раздражённо зарычал в ответ.</text:p>
      <text:p text:style-name="P153">Дверь содрогнулась от мощного удара. Послышался стук падающей штукатурки. Я сломя голову кинулся на кухню.</text:p>
      <text:p text:style-name="P153">– Развяжи меня, идиот!!! – гаркнул вдогонку Дискорд.</text:p>
      <text:p text:style-name="P15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53">– Давай на крышу! Я догоню! – рявкнул он, освобождая вторую руку.</text:p>
      <text:p text:style-name="P153">От второго удара дверная коробка крякнула и наполовину въехала в коридор. </text:p>
      <text:p text:style-name="P15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53">Верёвка в кухонном окне дёргалась от движений лезущих по ней Флатти и Эпплджек. Я словил её рукой и стал на подоконник.</text:p>
      <text:p text:style-name="P153">Чёрт!</text:p>
      <text:p text:style-name="P15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53">Но нет, триста тысяч чертей, раз девушки смогли – я тоже смогу!</text:p>
      <text:p text:style-name="P15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5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53">Я успел сократить расстояние до Эпплджек наполовину, когда девушки нашли решение.</text:p>
      <text:p text:style-name="P15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5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53">Я выдохнул.</text:p>
      <text:p text:style-name="P15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5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53">Чёрт! Чёрт! Чёрт! Чёрт!</text:p>
      <text:p text:style-name="P153"><text:soft-page-break/>Бля!!!...</text:p>
      <text:p text:style-name="P15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53"/>
      <text:h text:style-name="P177" text:outline-level="2">Назад, в Эквестрию</text:h>
      <text:p text:style-name="P153"/>
      <text:p text:style-name="P153">Долго паниковать не пришлось. </text:p>
      <text:p text:style-name="P153">Я почувствовал сильный рывок за шиворот и захват поперёк груди. </text:p>
      <text:p text:style-name="P153">– ОТПУСТИ ДЕВЧОНКУ!!! – загрохотало мне в ухо. Я открыл глаза.</text:p>
      <text:p text:style-name="P15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53">Я чуть поднял глаза и уставился в чешуйчатую морду дракона.</text:p>
      <text:p text:style-name="P153">– Отпусти Эпплджек. Я её держу. – повторил Дискорд. – Мне сбалансироваться надо. Вы не такие уж и лёгкие.</text:p>
      <text:p text:style-name="P15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53">Наконец это ему удалось, и дальнейший подъём на крышу происходил в молчании.</text:p>
      <text:p text:style-name="P15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5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53">Флаттершай оторвала заплаканное лицо от моей ветровки.</text:p>
      <text:p text:style-name="P153">– Да-да, ты прав, Корди. Я готова.</text:p>
      <text:p text:style-name="P153">На длинной шее Дискорда разместились Эпплджек и Флаттершай. Я, для сохранения баланса, разместился позади крыльев.</text:p>
      <text:p text:style-name="P153">Дискорд расправил крылья и начал короткую пробежку к краю.</text:p>
      <text:p text:style-name="P15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53">И мы полетели навстречу закату.</text:p>
      <text:p text:style-name="P15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53">Впереди по курсу увеличивалась громада моей высотки. Дискорд летел прямо на разрыв в ограждении, который я проделал <text:span text:style-name="T10">&lt;</text:span><text:span text:style-name="T29">полгода</text:span><text:span text:style-name="T10">&gt;</text:span> назад своим проходом в Эквестрию.</text:p>
      <text:p text:style-name="P15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3">– Пристегните ремни! – проревел Дискорд, резко ускоряясь. – Будет весело!!!</text:p>
      <text:p text:style-name="P15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3">– ЙУУУУУУУХХХУУУУУ!!! – заорал Дискорд, сложил крылья и врезался в шар.</text:p>
      <text:p text:style-name="P158">&lt;<text:span text:style-name="T3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8" text:outline-level="1">Беседа за столиком в ночи</text:h>
      <text:p text:style-name="P124">Из-за заинтересованности Эквуса в Максе, тому не приходится прилагать усилий для 34 — на что ему указывает Анакорн</text:p>
      <text:p text:style-name="P12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2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2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22"><text:span text:style-name="T1">– </text:span>Анакорн. <text:span text:style-name="T1">– о</text:span>трекомендовался он. <text:span text:style-name="T10">– </text:span><text:span text:style-name="T1">Демиург.</text:span></text:p>
      <text:p text:style-name="P122"><text:span text:style-name="T1">– </text:span>П-привет. Макс. <text:span text:style-name="T1">– в</text:span> смятении представился я.</text:p>
      <text:p text:style-name="P12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7"/>
      <text:p text:style-name="P122"><text:span text:style-name="T1">&lt;</text:span><text:span text:style-name="T3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0">дело даже не в магии — она во многих молодых мирах есть). Дело в нестыковках, несуразицах и нелепицах.</text:span><text:span text:style-name="T1">&gt;</text:span></text:p>
      <text:p text:style-name="P127"/>
      <text:p text:style-name="P12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22"><text:span text:style-name="T1">Юноша</text:span> закинул ногу за ногу и пытливо смотрел на меня, играя карандашём .</text:p>
      <text:p text:style-name="P122">Я совсем запутался.</text:p>
      <text:p text:style-name="P122"><text:span text:style-name="T1">– </text:span>Какая проблема? Какое решение? Кто ты <text:span text:style-name="T1">вообще</text:span>?</text:p>
      <text:p text:style-name="P12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2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7">– Стоп, не торопись. – у меня голова пошла кругом от информации. – Я ничего не понял. Какие-такие проблемы? Какие варианты? Зачем его поддерживать?</text:p>
      <text:p text:style-name="P127">Анакорн недовольно поморщился, но продолжил.</text:p>
      <text:p text:style-name="P12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7"/>
      <text:p text:style-name="P12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2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9"><text:soft-page-break/></text:p>
      <text:p text:style-name="P127"/>
      <text:p text:style-name="P127"/>
      <text:p text:style-name="P12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7">На голограмме появилась солнечная система Эквуса. Почему-то в центре системы был сам Эквус. Вокруг него вращались солнце и луна.</text:p>
      <text:p text:style-name="P127">Анакорн плюхнулся обратно в кресло и схватился за голову. Потом, немного успокоившись, продолжил.</text:p>
      <text:p text:style-name="P12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7">Анакорн отпил из стакана и продолжил.</text:p>
      <text:p text:style-name="P12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2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30">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3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7">Анакорн постучал по столику указкой. Солнечная система увеличилась, оставив в поле зрения только шар Эквуса.</text:p>
      <text:p text:style-name="P12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2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130">Ко мне наконец-то пришло понимание ситуации.</text:p>
      <text:p text:style-name="P13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7">Анакорн смутился.</text:p>
      <text:p text:style-name="P12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7">(<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7"><text:span text:style-name="T26">– Сам ты раздолбай! – произнёс, наконец, Свирл</text:span>)</text:p>
      <text:p text:style-name="P127">… И создали вы его достаточно топорно — видишь, он трещит по швам.</text:p>
      <text:p text:style-name="P127">– Хмм. То есть, это брони создали Эквус?</text:p>
      <text:p text:style-name="P12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7">Я вспомнил события последнего года <text:span text:style-name="T10">&lt;</text:span>упомянуть в эпизоде на Терре, что МЛП-сериал закрылся год назад<text:span text:style-name="T10">&gt;</text:span></text:p>
      <text:p text:style-name="P12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7">Анакорн с такой силой сжал карандаш, что он хрустнул.</text:p>
      <text:p text:style-name="P12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7"/>
      <text:p text:style-name="P127"/>
      <text:p text:style-name="P12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24">– </text:p>
      <text:p text:style-name="P12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30"><text:soft-page-break/>– Верни Рэйнбоу!!!</text:p>
      <text:p text:style-name="P130">Обломки карандаша выпали из кулака Анакорна на столик.</text:p>
      <text:p text:style-name="P130">– Э-э-э… м-м-м… ну-у-у... Нельзя сказать, что это совсем невыполнимо… Но, прямо скажу, задачка не для студента!</text:p>
      <text:p text:style-name="P130">– А ты студент?</text:p>
      <text:p text:style-name="P13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3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3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3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3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3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30">– Нет. Плата остаётся неизменной. Тут мы квиты. У меня тоже мало шансов помочь тебе — я не имею ни малейшего понятия, как это сделать.</text:p>
      <text:p text:style-name="P130">Ставшие почти прозрачными стены комнаты снова обрели материальность. Анакорн пожал плечами и протянул мне руку через столик.</text:p>
      <text:p text:style-name="P13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3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3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30">Я задумался.</text:p>
      <text:p text:style-name="P13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30">Анакорн почесал в затылке.</text:p>
      <text:p text:style-name="P130">– А кьютимарки? Как, <text:span text:style-name="T10">&lt;</text:span><text:span text:style-name="T32">чёрт</text:span><text:span text:style-name="T10">&gt;</text:span> меня побери, объяснить кьютимарки?</text:p>
      <text:p text:style-name="P130">– А кьютимарки ты сам даришь пони, когда распознаёшь их жизненное предназначение.</text:p>
      <text:p text:style-name="P13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30">Я пожал плечами.</text:p>
      <text:p text:style-name="P130">– А по-другому я не могу объяснить их появление. К сожалению.</text:p>
      <text:p text:style-name="P16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6">– Хорошо. Уболтал. Кьютимарки беру на себя. Так и знал, что мне самое трудное достанется!</text:p>
      <text:p text:style-name="P16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6">Анакорн проследил мой взгляд.</text:p>
      <text:p text:style-name="P166">– Нечего так смотреть. Если я стану применять магию вместо ловкости, теряется весь смысл упражнения... О, глянь-ка на Эквус!</text:p>
      <text:p text:style-name="P16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66"/>
      <text:p text:style-name="P168">Да, т<text:span text:style-name="T6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7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9"/>
      <text:p text:style-name="P16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8"/>
      <text:p text:style-name="P168"/>
      <text:p text:style-name="P166">Я опять задумался. В голове было пусто. Хотя, если подумать с точки зрения программиста, можно... Наверное можно, раз все предыдущее прокатило...</text:p>
      <text:p text:style-name="P167"><text:soft-page-break/>– <text:span text:style-name="T2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7">– Не понял? Это как? Как ты совместишь разрушенную магическими войнами Эквестрию с романтически-сексуальным раем для попаданцев?</text:p>
      <text:p text:style-name="P16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7">Анакорн долго мусолил карандаш, а потом вдруг заржал.</text:p>
      <text:p text:style-name="P16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67">Анакорн примирительно похлопал меня по плечу.</text:p>
      <text:p text:style-name="P16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7">Я подозрительно посмотрел на Анакорна.</text:p>
      <text:p text:style-name="P167"><text:span text:style-name="T10">– </text:span>Какой ещё, нафиг, «мой фанфик»? Я никакого фанфика не писал. И не собираюсь, вообще-то.</text:p>
      <text:p text:style-name="P167">Анакорн ехидно ухмыльнулся и откинулся в кресле, переплетя пальцы за затылком.</text:p>
      <text:p text:style-name="P16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6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6"><text:span text:style-name="T10">– </text:span>Факн щит<text:note text:id="ftn13" text:note-class="footnote"><text:note-citation>13</text:note-citation><text:note-body><text:p text:style-name="P16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6">Анакорн развёл руками.</text:p>
      <text:p text:style-name="P16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6">Анакорн, глядя на мои терзания, понимающе кивнул и продолжил.</text:p>
      <text:p text:style-name="P127">– Эквусу позарез нужна помощь. И он надеется получить эту помощь от тебя. Видишь, он из кожи вон лезет, чтобы тебе понравиться.</text:p>
      <text:p text:style-name="P124">Он старался тебя рассмешить и показать себя с лучшей стороны. К сожалению, надлого его не хватило — к твоему прибытию он был на грани...</text:p>
      <text:p text:style-name="P127">Тебе не приходилось заботиться о жилье и питании, ты нравишься кобылкам...</text:p>
      <text:p text:style-name="P127">– Гм! Я бы попросил тебя не касаться моих отношений с Рэйнбоу!</text:p>
      <text:p text:style-name="P12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7">У меня сердце буквально ухнуло куда-то вниз, в область желудка.</text:p>
      <text:p text:style-name="P12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2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7">– Та ладно, не утешай. Я не маленький ребёнок. Долг платежом красен. Сделаю то, что ты хочешь. Как сумею.</text:p>
      <text:p text:style-name="P12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7">Анакорн наблюдал за мной без улыбки. По его нейтральному выражению лица невозможно было догадаться, о чём он думает.</text:p>
      <text:p text:style-name="P127">– Ну вот и отлично. Рад, что мы наконец-то пришли к сделке.</text:p>
      <text:p text:style-name="P13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31">– Пора закругляться. Ты начинаешь сгорать. Надо утрясти последние детали, пока ещё есть пару минут.</text:p>
      <text:p text:style-name="P127">– Валяй. Я тебя внимательно слушаю.</text:p>
      <text:p text:style-name="P12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9">Такова природа низкоэнергетических монад</text:span>.</text:p>
      <text:p text:style-name="P127">– А я разве сплю?</text:p>
      <text:p text:style-name="P127"><text:soft-page-break/>– Сейчас — нет. Но как только мы закроем сделку — проснёшься. Потому что нет иного способа вернуть тебя в реальный мир.</text:p>
      <text:p text:style-name="P127">– Эээ, постой. А как я в Эквестрию и обратно возвращался?</text:p>
      <text:p text:style-name="P12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7">Так вот, возвращать тебя обратно в твой мир я не буду. </text:p>
      <text:p text:style-name="P127">Во-первых, может возникнуть временная <text:span text:style-name="T10">&lt;</text:span><text:span text:style-name="T29">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2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7">– Ты ещё увидишь пару снов на прощание. Удачи!</text:p>
      <text:p text:style-name="P127"/>
      <text:p text:style-name="P132">&lt;<text:span text:style-name="T1">- Но если миры Эквестрии станут существовать — появятся и те из них, в которых тьма страданий, постапокалипсис.</text:span></text:p>
      <text:p text:style-name="P132"><text:span text:style-name="T1">- И это лучше, чем не существовать, поверь</text:span>&gt;</text:p>
      <text:p text:style-name="P128">***</text:p>
      <text:p text:style-name="P128"/>
      <text:p text:style-name="P127">&lt;<text:span text:style-name="T2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7"/>
      <text:p text:style-name="P127">– Привет, Макс. – образ Селестии снова реял передо мной, как <text:span text:style-name="T10">&lt;</text:span><text:span text:style-name="T29">полгода</text:span><text:span text:style-name="T10">&gt;</text:span> назад. – Я хочу поблагодарить тебя за всё.</text:p>
      <text:p text:style-name="P127">– Пожалста. – ответил я безучастно. – Всегда рад. Только Вам не нужно было ТАК распинаться, чтобы заручиться моей помощью.</text:p>
      <text:p text:style-name="P127">Селестия на мгновение смутилась, но продолжила.</text:p>
      <text:p text:style-name="P127">&lt;<text:span text:style-name="T29"> - Ты морочила мне яйца, чтобы заинтересовать? Всё, как Свирл указал?</text:span></text:p>
      <text:p text:style-name="P12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24"><text:soft-page-break/>Я покачал головой.</text:p>
      <text:p text:style-name="P1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24">- Поверь, Макс, всё не так, как ты думаешь! Если бы у меня был шанс переиграть всё по новому! Клянусь, всё было бы совсем по другому!</text:p>
      <text:p text:style-name="P127"><text:span text:style-name="T29">- Это точно! Было бы точно всё по другому, я с конеёбством завязываю!</text:span>&gt;</text:p>
      <text:p text:style-name="P127">– <text:s text:c="2"/>За благополучие Эквестрии я бы и не ТАК разопнулась.<text:span text:style-name="T10"> Я</text:span><text:span text:style-name="T2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53">Селестия кивнула, соглашаясь, и образ её начал меркнуть.</text:p>
      <text:p text:style-name="P158">– <text:span text:style-name="T1">Окей. Будь счастлив и... спасибо тебе за всё, Макс.</text:span></text:p>
      <text:p text:style-name="P153">…</text:p>
      <text:p text:style-name="P15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3">Он нахлобучил на себя невесть откуда взявшуюся двууголку.</text:p>
      <text:p text:style-name="P153">– Как вам это нравится, господа?! Дискорд — спаситель Эквестрии! А ведь звучит!!! Разрешите откланяться!..</text:p>
      <text:p text:style-name="P153"/>
      <text:list xml:id="list771703720657735948" text:style-name="L8">
        <text:list-header>
          <text:p text:style-name="P197">(<text:span text:style-name="T38">Луна — как повелительница снов, слышала разговор Макса с Анакорном</text:span>)</text:p>
          <text:p text:style-name="P198"/>
        </text:list-header>
      </text:list>
      <text:p text:style-name="P154">***</text:p>
      <text:p text:style-name="P122"><text:span text:style-name="T1">–</text:span> Ты?..</text:p>
      <text:p text:style-name="P122"><text:span text:style-name="T1">–</text:span> Ты??!</text:p>
      <text:p text:style-name="P122"><text:span text:style-name="T1">–</text:span> Ты мне снишься??</text:p>
      <text:p text:style-name="P122"><text:span text:style-name="T1">–</text:span> Это ты мне снишься!!</text:p>
      <text:p text:style-name="P122"><text:span text:style-name="T1">–</text:span> Неважно… Пусть мы друг-другу снимся… Ты как, Дэш?</text:p>
      <text:p text:style-name="P12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0">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22"><text:span text:style-name="T31">- Точно? Ну офигеть! </text:span>А ты как?</text:p>
      <text:p text:style-name="P122"><text:span text:style-name="T1">–</text:span> И я в порядке. Вот, возвращаюсь в свой мир. Ну, не совсем в свой. Почти в свой.</text:p>
      <text:p text:style-name="P122"><text:span text:style-name="T1">–</text:span> Навсегда?</text:p>
      <text:p text:style-name="P122"><text:span text:style-name="T1">–</text:span> Скорее всего, да.</text:p>
      <text:p text:style-name="P122"><text:span text:style-name="T1">–</text:span> Это плохо. Я хотела тебе сказать…</text:p>
      <text:p text:style-name="P122"><text:span text:style-name="T1">–</text:span> Не надо, Дэш. Не стоит терзать себя. Мне тоже очень хотелось остаться. Но так надо. Мне очень жаль…</text:p>
      <text:p text:style-name="P12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2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2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2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2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22"><text:span text:style-name="T1">–</text:span> И тебя, и Твайлайт, и Рэрити, и Селестию, и всех-всех-всех… Таковы правила.</text:p>
      <text:p text:style-name="P12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22">Я опустил руку на шею Дэш и ощутил теплоту и лёгкое покалывание в пустоте.</text:p>
      <text:p text:style-name="P122"><text:span text:style-name="T10">–</text:span> Мне кажется, Дэш, <text:span text:style-name="T1">м</text:span>ы найдём способ связаться. Рано или поздно.</text:p>
      <text:p text:style-name="P122"><text:span text:style-name="T1">–</text:span> И лучше рано, чем поздно! Я не люблю ждать!</text:p>
      <text:p text:style-name="P122"><text:span text:style-name="T1">–</text:span> Да, Дэш. <text:span text:style-name="T1">–</text:span> её образ начал таять. <text:span text:style-name="T1">–</text:span> Да, я помню. Я всё ещё помню…</text:p>
      <text:p text:style-name="P122"/>
      <text:h text:style-name="P177" text:outline-level="2">Земля</text:h>
      <text:p text:style-name="P126"><text:span text:style-name="T94">&lt;</text:span><text:span text:style-name="T67">Daft Punk – Get Lucky</text:span><text:span text:style-name="T94">&gt;</text:span></text:p>
      <text:p text:style-name="P125"/>
      <text:p text:style-name="P11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2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2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20">Доставая из стола ключи от машины, опять наткнулся взглядом на эскиз.</text:p>
      <text:p text:style-name="P12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0">Назову-ка я фантазию «Последний фанфик»…</text:p>
      <text:p text:style-name="P120"/>
      <text:p text:style-name="P120"/>
      <text:p text:style-name="P120"/>
      <text:p text:style-name="P122"/>
      <text:p text:style-name="P122"/>
      <text:p text:style-name="P122"/>
      <text:p text:style-name="P12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22"/>
      <text:p text:style-name="P12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22"/>
      <text:p text:style-name="P122"/>
      <text:p text:style-name="P122"/>
      <text:p text:style-name="P122"/>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30">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9">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9T22:22:17.070000000</dc:date>
    <meta:editing-duration>P95DT3H7M40S</meta:editing-duration>
    <meta:editing-cycles>5860</meta:editing-cycles>
    <meta:generator>LibreOffice/5.1.0.3$Windows_x86 LibreOffice_project/5e3e00a007d9b3b6efb6797a8b8e57b51ab1f737</meta:generator>
    <meta:document-statistic meta:table-count="0" meta:image-count="0" meta:object-count="0" meta:page-count="172" meta:paragraph-count="3573" meta:word-count="78375" meta:character-count="521088" meta:non-whitespace-character-count="442630"/>
  </office:meta>
</office:document-meta>
</file>